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8181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0.678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0.5283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1.2681in"/>
    </style:style>
    <style:style style:name="co15" style:family="table-column">
      <style:table-column-properties fo:break-before="auto" style:column-width="0.6138in"/>
    </style:style>
    <style:style style:name="co16" style:family="table-column">
      <style:table-column-properties fo:break-before="auto" style:column-width="0.7646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0.9252in"/>
    </style:style>
    <style:style style:name="co19" style:family="table-column">
      <style:table-column-properties fo:break-before="auto" style:column-width="0.7965in"/>
    </style:style>
    <style:style style:name="co20" style:family="table-column">
      <style:table-column-properties fo:break-before="auto" style:column-width="0.6898in"/>
    </style:style>
    <style:style style:name="co21" style:family="table-column">
      <style:table-column-properties fo:break-before="auto" style:column-width="0.861in"/>
    </style:style>
    <style:style style:name="co22" style:family="table-column">
      <style:table-column-properties fo:break-before="auto" style:column-width="0.389in"/>
    </style:style>
    <style:style style:name="co23" style:family="table-column">
      <style:table-column-properties fo:break-before="auto" style:column-width="0.3783in"/>
    </style:style>
    <style:style style:name="co24" style:family="table-column">
      <style:table-column-properties fo:break-before="auto" style:column-width="0.5819in"/>
    </style:style>
    <style:style style:name="co25" style:family="table-column">
      <style:table-column-properties fo:break-before="auto" style:column-width="0.6571in"/>
    </style:style>
    <style:style style:name="co26" style:family="table-column">
      <style:table-column-properties fo:break-before="auto" style:column-width="0.5181in"/>
    </style:style>
    <style:style style:name="co27" style:family="table-column">
      <style:table-column-properties fo:break-before="auto" style:column-width="0.5929in"/>
    </style:style>
    <style:style style:name="co28" style:family="table-column">
      <style:table-column-properties fo:break-before="auto" style:column-width="1.1929in"/>
    </style:style>
    <style:style style:name="co29" style:family="table-column">
      <style:table-column-properties fo:break-before="auto" style:column-width="2.2866in"/>
    </style:style>
    <style:style style:name="co30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language="en" fo:country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99"/>
    <style:style style:name="ce10" style:family="table-cell" style:parent-style-name="Default">
      <style:table-cell-properties fo:background-color="#ff0000"/>
      <style:text-properties fo:language="en" fo:country="US"/>
    </style:style>
    <style:style style:name="ce11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tats.Z3">
          <table:error-message table:message-type="stop" table:display="true"/>
        </table:content-validation>
        <table:content-validation table:name="val2" table:condition="of:cell-content-is-in-list([$Defaults.$C$2:.$C$9])" table:allow-empty-cell="true" table:display-list="unsorted" table:base-cell-address="Stats.X1"/>
        <table:content-validation table:name="val3" table:condition="of:cell-content-is-in-list([$Defaults.$A$2:$Defaults.$A$7])" table:allow-empty-cell="true" table:display-list="unsorted" table:base-cell-address="Stats.AA1">
          <table:error-message table:message-type="stop" table:display="true"/>
        </table:content-validation>
      </table:content-validations>
      <table:table table:name="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content-validation-name="val1"/>
          <table:table-cell table:style-name="ce6" table:content-validation-name="val1" office:value-type="string" calcext:value-type="string" table:number-columns-spanned="6" table:number-rows-spanned="1">
            <text:p>base stats</text:p>
          </table:table-cell>
          <table:covered-table-cell table:number-columns-repeated="5" table:content-validation-name="val1"/>
          <table:table-cell table:content-validation-name="val1" office:value-type="string" calcext:value-type="string">
            <text:p>total</text:p>
          </table:table-cell>
          <table:table-cell table:content-validation-name="val1" table:number-columns-repeated="2"/>
          <table:table-cell table:style-name="ce6" table:content-validation-name="val1" office:value-type="string" calcext:value-type="string" table:number-columns-spanned="3" table:number-rows-spanned="1">
            <text:p>ability def=none</text:p>
          </table:table-cell>
          <table:covered-table-cell table:number-columns-repeated="2" table:content-validation-name="val1"/>
          <table:table-cell table:style-name="ce3" table:content-validation-name="val1" office:value-type="string" calcext:value-type="string" table:number-columns-spanned="6" table:number-rows-spanned="1">
            <text:p>evYield blank=0</text:p>
          </table:table-cell>
          <table:covered-table-cell table:number-columns-repeated="5" table:content-validation-name="val1"/>
          <table:table-cell table:style-name="ce6" table:content-validation-name="val1" office:value-type="string" calcext:value-type="string" table:number-columns-spanned="2" table:number-rows-spanned="1">
            <text:p>blank=ITEM_NONE</text:p>
          </table:table-cell>
          <table:covered-table-cell table:content-validation-name="val1"/>
          <table:table-cell table:content-validation-name="val1" office:value-type="string" calcext:value-type="string">
            <text:p>catch</text:p>
          </table:table-cell>
          <table:table-cell table:content-validation-name="val1" office:value-type="string" calcext:value-type="string">
            <text:p>exp</text:p>
          </table:table-cell>
          <table:table-cell table:content-validation-name="val1" office:value-type="string" calcext:value-type="string">
            <text:p>gender</text:p>
          </table:table-cell>
          <table:table-cell table:content-validation-name="val1" office:value-type="string" calcext:value-type="string">
            <text:p>egg</text:p>
          </table:table-cell>
          <table:table-cell table:content-validation-name="val1" office:value-type="string" calcext:value-type="string">
            <text:p>base</text:p>
          </table:table-cell>
          <table:table-cell/>
          <table:table-cell table:style-name="ce2" office:value-type="string" calcext:value-type="string" table:number-columns-spanned="2" table:number-rows-spanned="1">
            <text:p>human_like default</text:p>
          </table:table-cell>
          <table:covered-table-cell/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BST</text:p>
          </table:table-cell>
          <table:table-cell table:content-validation-name="val1" office:value-type="string" calcext:value-type="string">
            <text:p>type1</text:p>
          </table:table-cell>
          <table:table-cell table:content-validation-name="val1" office:value-type="string" calcext:value-type="string">
            <text:p>type2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1" office:value-type="string" calcext:value-type="string">
            <text:p>h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def</text:p>
          </table:table-cell>
          <table:table-cell table:content-validation-name="val1" office:value-type="string" calcext:value-type="string">
            <text:p>spatk</text:p>
          </table:table-cell>
          <table:table-cell table:content-validation-name="val1" office:value-type="string" calcext:value-type="string">
            <text:p>spdef</text:p>
          </table:table-cell>
          <table:table-cell table:content-validation-name="val1" office:value-type="string" calcext:value-type="string">
            <text:p>speed</text:p>
          </table:table-cell>
          <table:table-cell table:content-validation-name="val1" office:value-type="string" calcext:value-type="string">
            <text:p>itemCommon</text:p>
          </table:table-cell>
          <table:table-cell table:content-validation-name="val1" office:value-type="string" calcext:value-type="string">
            <text:p>itemRare</text:p>
          </table:table-cell>
          <table:table-cell table:content-validation-name="val1" office:value-type="string" calcext:value-type="string">
            <text:p>rate</text:p>
          </table:table-cell>
          <table:table-cell table:content-validation-name="val1" office:value-type="string" calcext:value-type="string">
            <text:p>yield</text:p>
          </table:table-cell>
          <table:table-cell table:content-validation-name="val1" office:value-type="string" calcext:value-type="string">
            <text:p>%female</text:p>
          </table:table-cell>
          <table:table-cell table:content-validation-name="val1" office:value-type="string" calcext:value-type="string">
            <text:p>cycles</text:p>
          </table:table-cell>
          <table:table-cell table:content-validation-name="val1" office:value-type="string" calcext:value-type="string">
            <text:p>friend</text:p>
          </table:table-cell>
          <table:table-cell table:content-validation-name="val1" office:value-type="string" calcext:value-type="string">
            <text:p>exp growth</text:p>
          </table:table-cell>
          <table:table-cell office:value-type="string" calcext:value-type="string">
            <text:p>egg1</text:p>
          </table:table-cell>
          <table:table-cell office:value-type="string" calcext:value-type="string">
            <text:p>egg2</text:p>
          </table:table-cell>
        </table:table-row>
        <table:table-row table:style-name="ro1">
          <table:table-cell table:content-validation-name="val1" office:value-type="string" calcext:value-type="string">
            <text:p>c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5" table:content-validation-name="val1" office:value-type="float" office:value="45" calcext:value-type="float">
            <text:p>45</text:p>
          </table:table-cell>
          <table:table-cell table:content-validation-name="val1" table:formula="of:=SUM([.B3:.G3])" office:value-type="float" office:value="285" calcext:value-type="float">
            <text:p>28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vital spirit</text:p>
          </table:table-cell>
          <table:table-cell table:content-validation-name="val1" office:value-type="string" calcext:value-type="string">
            <text:p>cute charm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7"/>
          <table:table-cell table:content-validation-name="val1" office:value-type="float" office:value="230" calcext:value-type="float">
            <text:p>23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wmoe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55" calcext:value-type="float">
            <text:p>5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5" calcext:value-type="float">
            <text:p>7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table:formula="of:=SUM([.B4:.G4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water</text:p>
          </table:table-cell>
          <table:table-cell table:content-validation-name="val1" table:number-columns-repeated="6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o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table:formula="of:=SUM([.B5:.G5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psychic</text:p>
          </table:table-cell>
          <table:table-cell table:content-validation-name="val1" office:value-type="string" calcext:value-type="string">
            <text:p>overtime</text:p>
          </table:table-cell>
          <table:table-cell table:content-validation-name="val1" table:number-columns-repeated="4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gmoe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office:value-type="float" office:value="90" calcext:value-type="float">
            <text:p>90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6:.G6])" office:value-type="float" office:value="400" calcext:value-type="float">
            <text:p>400</text:p>
          </table:table-cell>
          <table:table-cell table:content-validation-name="val1" office:value-type="string" calcext:value-type="string">
            <text:p>normal</text:p>
          </table:table-cell>
          <table:table-cell table:content-validation-name="val1" office:value-type="string" calcext:value-type="string">
            <text:p>dark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 table:number-columns-repeated="5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35" calcext:value-type="float">
            <text:p>13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multimoe</text:p>
          </table:table-cell>
          <table:table-cell table:content-validation-name="val1" office:value-type="float" office:value="60" calcext:value-type="float">
            <text:p>60</text:p>
          </table:table-cell>
          <table:table-cell table:number-columns-repeated="2" table:content-validation-name="val1" office:value-type="float" office:value="115" calcext:value-type="float">
            <text:p>115</text:p>
          </table:table-cell>
          <table:table-cell table:content-validation-name="val1" office:value-type="float" office:value="80" calcext:value-type="float">
            <text:p>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1" table:formula="of:=SUM([.B7:.G7])" office:value-type="float" office:value="555" calcext:value-type="float">
            <text:p>555</text:p>
          </table:table-cell>
          <table:table-cell table:number-columns-repeated="2" table:content-validation-name="val1" office:value-type="string" calcext:value-type="string">
            <text:p>normal</text:p>
          </table:table-cell>
          <table:table-cell table:content-validation-name="val1" table:number-columns-repeated="4"/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3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265" calcext:value-type="float">
            <text:p>265</text:p>
          </table:table-cell>
          <table:table-cell table:content-validation-name="val2" office:value-type="float" office:value="25" calcext:value-type="float">
            <text:p>2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yo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8:.G8])" office:value-type="float" office:value="680" calcext:value-type="float">
            <text:p>68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oppression aura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370" calcext:value-type="float">
            <text:p>3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zale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table:content-validation-name="val1" table:formula="of:=SUM([.B9:.G9])" office:value-type="float" office:value="310" calcext:value-type="float">
            <text:p>31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ea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content-validation-name="val1" table:formula="of:=SUM([.B10:.G10])" office:value-type="float" office:value="415" calcext:value-type="float">
            <text:p>415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zalea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11:.G11])" office:value-type="float" office:value="520" calcext:value-type="float">
            <text:p>520</text:p>
          </table:table-cell>
          <table:table-cell office:value-type="string" calcext:value-type="string">
            <text:p>psychic</text:p>
          </table:table-cell>
          <table:table-cell/>
          <table:table-cell office:value-type="string" calcext:value-type="string">
            <text:p>analytic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phyra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2:.G12])" office:value-type="float" office:value="310" calcext:value-type="float">
            <text:p>31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hyra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13:.G13])" office:value-type="float" office:value="415" calcext:value-type="float">
            <text:p>415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phyra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content-validation-name="val1" table:formula="of:=SUM([.B14:.G14])" office:value-type="float" office:value="520" calcext:value-type="float">
            <text:p>52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reckless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ine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table:content-validation-name="val1" table:formula="of:=SUM([.B15:.G15])" office:value-type="float" office:value="452" calcext:value-type="float">
            <text:p>452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irst chorus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15" calcext:value-type="float">
            <text:p>2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na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16:.G16])" office:value-type="float" office:value="290" calcext:value-type="float">
            <text:p>29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na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content-validation-name="val1" table:formula="of:=SUM([.B17:.G17])" office:value-type="float" office:value="450" calcext:value-type="float">
            <text:p>45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60" calcext:value-type="float">
            <text:p>1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na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90" calcext:value-type="float">
            <text:p>90</text:p>
          </table:table-cell>
          <table:table-cell table:content-validation-name="val1" table:formula="of:=SUM([.B18:.G18])" office:value-type="float" office:value="540" calcext:value-type="float">
            <text:p>5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aura crash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60" calcext:value-type="float">
            <text:p>60</text:p>
          </table:table-cell>
          <table:table-cell table:content-validation-name="val1" office:value-type="float" office:value="300" calcext:value-type="float">
            <text:p>30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ka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19:.G19])" office:value-type="float" office:value="530" calcext:value-type="float">
            <text:p>530</text:p>
          </table:table-cell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defiant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table:content-validation-name="val1" table:number-columns-repeated="2"/>
          <table:table-cell table:content-validation-name="val1" office:value-type="float" office:value="85" calcext:value-type="float">
            <text:p>85</text:p>
          </table:table-cell>
          <table:table-cell table:content-validation-name="val1" office:value-type="float" office:value="285" calcext:value-type="float">
            <text:p>285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uria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20:.G20])" office:value-type="float" office:value="290" calcext:value-type="float">
            <text:p>29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ria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table:content-validation-name="val1" table:formula="of:=SUM([.B21:.G21])" office:value-type="float" office:value="350" calcext:value-type="float">
            <text:p>35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115" calcext:value-type="float">
            <text:p>115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uria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table:content-validation-name="val1" table:formula="of:=SUM([.B22:.G22])" office:value-type="float" office:value="500" calcext:value-type="float">
            <text:p>500</text:p>
          </table:table-cell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glad-handing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content-validation-name="val1" table:number-columns-repeated="2"/>
          <table:table-cell table:content-validation-name="val1" office:value-type="float" office:value="180" calcext:value-type="float">
            <text:p>18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mma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content-validation-name="val1" table:formula="of:=SUM([.B23:.G23])" office:value-type="float" office:value="370" calcext:value-type="float">
            <text:p>37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emma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24:.G24])" office:value-type="float" office:value="510" calcext:value-type="float">
            <text:p>510</text:p>
          </table:table-cell>
          <table:table-cell office:value-type="string" calcext:value-type="string">
            <text:p>rock</text:p>
          </table:table-cell>
          <table:table-cell/>
          <table:table-cell office:value-type="string" calcext:value-type="string">
            <text:p>amulet link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content-validation-name="val1" table:formula="of:=SUM([.B25:.G25])" office:value-type="float" office:value="515" calcext:value-type="float">
            <text:p>5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lightning rod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rence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26:.G26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lorence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27:.G27])" office:value-type="float" office:value="600" calcext:value-type="float">
            <text:p>60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8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el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content-validation-name="val1" table:formula="of:=SUM([.B28:.G28])" office:value-type="float" office:value="600" calcext:value-type="float">
            <text:p>60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ghos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content-validation-name="val1" table:number-columns-repeated="2"/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40" calcext:value-type="float">
            <text:p>34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content-validation-name="val3" office:value-type="string" calcext:value-type="string">
            <text:p>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rin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content-validation-name="val1" table:formula="of:=SUM([.B29:.G29])" office:value-type="float" office:value="310" calcext:value-type="float">
            <text:p>3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70" calcext:value-type="float">
            <text:p>7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in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table:content-validation-name="val1" table:formula="of:=SUM([.B30:.G30])" office:value-type="float" office:value="415" calcext:value-type="float">
            <text:p>41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table:content-validation-name="val1" table:number-columns-repeated="2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rin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content-validation-name="val1" table:formula="of:=SUM([.B31:.G31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ethereal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table:content-validation-name="val1" office:value-type="float" office:value="140" calcext:value-type="float">
            <text:p>140</text:p>
          </table:table-cell>
          <table:table-cell table:content-validation-name="val1"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arin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75" calcext:value-type="float">
            <text:p>75</text:p>
          </table:table-cell>
          <table:table-cell table:content-validation-name="val1" table:formula="of:=SUM([.B32:.G32])" office:value-type="float" office:value="520" calcext:value-type="float">
            <text:p>520</text:p>
          </table:table-cell>
          <table:table-cell office:value-type="string" calcext:value-type="string">
            <text:p>ghost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260" calcext:value-type="float">
            <text:p>26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ler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3:.G33])" office:value-type="float" office:value="370" calcext:value-type="float">
            <text:p>37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120" calcext:value-type="float">
            <text:p>12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uciller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0" calcext:value-type="float">
            <text:p>70</text:p>
          </table:table-cell>
          <table:table-cell table:content-validation-name="val1" table:formula="of:=SUM([.B34:.G34])" office:value-type="float" office:value="510" calcext:value-type="float">
            <text:p>510</text:p>
          </table:table-cell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atural fit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content-validation-name="val1" office:value-type="float" office:value="110" calcext:value-type="float">
            <text:p>110</text:p>
          </table:table-cell>
          <table:table-cell table:content-validation-name="val1" office:value-type="float" office:value="230" calcext:value-type="float">
            <text:p>230</text:p>
          </table:table-cell>
          <table:table-cell table:content-validation-name="val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ya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content-validation-name="val1" table:formula="of:=SUM([.B35:.G35])" office:value-type="float" office:value="520" calcext:value-type="float">
            <text:p>52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cute charm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285" calcext:value-type="float">
            <text:p>285</text:p>
          </table:table-cell>
          <table:table-cell table:content-validation-name="val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medium s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content-validation-name="val1" table:formula="of:=SUM([.B36:.G36])" office:value-type="float" office:value="400" calcext:value-type="float">
            <text:p>4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a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content-validation-name="val1" table:formula="of:=SUM([.B37:.G37])" office:value-type="float" office:value="490" calcext:value-type="float">
            <text:p>4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nest defend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40" calcext:value-type="float">
            <text:p>140</text:p>
          </table:table-cell>
          <table:table-cell office:value-type="float" office:value="320" calcext:value-type="float">
            <text:p>320</text:p>
          </table:table-cell>
          <table:table-cell table:content-validation-name="val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content-validation-name="val3" office:value-type="string" calcext:value-type="string">
            <text:p>fast</text:p>
          </table:table-cell>
          <table:table-cell table:number-columns-repeated="2"/>
        </table:table-row>
        <table:table-row table:style-name="ro1" table:number-rows-repeated="1048538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  <table:table-row table:style-name="ro1">
          <table:table-cell table:number-columns-repeated="23"/>
          <table:table-cell table:content-validation-name="val2"/>
          <table:table-cell table:number-columns-repeated="2"/>
          <table:table-cell table:content-validation-name="val3"/>
          <table:table-cell table:number-columns-repeated="2"/>
        </table:table-row>
      </table:table>
      <table:table table:name="Pokedex" table:style-name="ta1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1" table:number-columns-repeated="13" table:default-cell-style-name="Default"/>
        <table:table-row table:style-name="ro1">
          <table:table-cell table:content-validation-name="val1" table:number-columns-repeated="2"/>
          <table:table-cell table:style-name="ce6" office:value-type="string" calcext:value-type="string" table:number-columns-spanned="4" table:number-rows-spanned="1">
            <text:p>pokedexText</text:p>
          </table:table-cell>
          <table:covered-table-cell table:number-columns-repeated="3"/>
          <table:table-cell table:style-name="ce6" office:value-type="string" calcext:value-type="string" table:number-columns-spanned="7" table:number-rows-spanned="1">
            <text:p>pokedex</text:p>
          </table:table-cell>
          <table:covered-table-cell table:number-columns-repeated="6"/>
          <table:table-cell office:value-type="string" calcext:value-type="string">
            <text:p>body</text:p>
          </table:table-cell>
          <table:table-cell office:value-type="string" calcext:value-type="string">
            <text:p>def. FALSE</text:p>
          </table:table-cell>
        </table:table-row>
        <table:table-row table:style-name="ro1">
          <table:table-cell table:content-validation-name="val1" office:value-type="string" calcext:value-type="string">
            <text:p>species</text:p>
          </table:table-cell>
          <table:table-cell table:content-validation-name="val1" office:value-type="string" calcext:value-type="string">
            <text:p>Name</text:p>
          </table:table-cell>
          <table:table-cell office:value-type="string" calcext:value-type="string">
            <text:p>pkdx1</text:p>
          </table:table-cell>
          <table:table-cell office:value-type="string" calcext:value-type="string">
            <text:p>pkdx2</text:p>
          </table:table-cell>
          <table:table-cell office:value-type="string" calcext:value-type="string">
            <text:p>pkdx3</text:p>
          </table:table-cell>
          <table:table-cell office:value-type="string" calcext:value-type="string">
            <text:p>pkdx4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okedexHeight</text:p>
          </table:table-cell>
          <table:table-cell office:value-type="string" calcext:value-type="string">
            <text:p>pokedexWeight</text:p>
          </table:table-cell>
          <table:table-cell office:value-type="string" calcext:value-type="string">
            <text:p>pokemonScale</text:p>
          </table:table-cell>
          <table:table-cell office:value-type="string" calcext:value-type="string">
            <text:p>pokemonOffset</text:p>
          </table:table-cell>
          <table:table-cell office:value-type="string" calcext:value-type="string">
            <text:p>trainerScale</text:p>
          </table:table-cell>
          <table:table-cell office:value-type="string" calcext:value-type="string">
            <text:p>trainerOffse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noflip</text:p>
          </table:table-cell>
        </table:table-row>
        <table:table-row table:style-name="ro1">
          <table:table-cell table:content-validation-name="val1" table:formula="of:=[$Stats.A3]" office:value-type="string" office:string-value="cmoe" calcext:value-type="string">
            <text:p>cmoe</text:p>
          </table:table-cell>
          <table:table-cell table:content-validation-name="val1" office:value-type="string" calcext:value-type="string">
            <text:p>CMoe</text:p>
          </table:table-cell>
          <table:table-cell office:value-type="string" calcext:value-type="string">
            <text:p>Unassuming, always open to new</text:p>
          </table:table-cell>
          <table:table-cell office:value-type="string" calcext:value-type="string">
            <text:p>experiences and adventures.</text:p>
          </table:table-cell>
          <table:table-cell table:number-columns-repeated="2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style-name="ce4"/>
        </table:table-row>
        <table:table-row table:style-name="ro1">
          <table:table-cell table:content-validation-name="val1" table:formula="of:=[$Stats.A4]" office:value-type="string" office:string-value="wmoe" calcext:value-type="string">
            <text:p>wmoe</text:p>
          </table:table-cell>
          <table:table-cell table:content-validation-name="val1" office:value-type="string" calcext:value-type="string">
            <text:p>WMoe</text:p>
          </table:table-cell>
          <table:table-cell office:value-type="string" calcext:value-type="string">
            <text:p>What’s your order today?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5]" office:value-type="string" office:string-value="omoe" calcext:value-type="string">
            <text:p>omoe</text:p>
          </table:table-cell>
          <table:table-cell table:content-validation-name="val1" office:value-type="string" calcext:value-type="string">
            <text:p>OMoe</text:p>
          </table:table-cell>
          <table:table-cell office:value-type="string" calcext:value-type="string">
            <text:p>Busy, busy, busy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6]" office:value-type="string" office:string-value="gmoe" calcext:value-type="string">
            <text:p>gmoe</text:p>
          </table:table-cell>
          <table:table-cell table:content-validation-name="val1" office:value-type="string" calcext:value-type="string">
            <text:p>GMoe</text:p>
          </table:table-cell>
          <table:table-cell office:value-type="string" calcext:value-type="string">
            <text:p>You’ve come to the wrong turf!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7]" office:value-type="string" office:string-value="multimoe" calcext:value-type="string">
            <text:p>multimoe</text:p>
          </table:table-cell>
          <table:table-cell table:content-validation-name="val1" office:value-type="string" calcext:value-type="string">
            <text:p>MultiMoe</text:p>
          </table:table-cell>
          <table:table-cell office:value-type="string" calcext:value-type="string">
            <text:p>We are Moe. Join us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5" calcext:value-type="float">
            <text:p>15</text:p>
          </table:table-cell>
          <table:table-cell office:value-type="float" office:value="1410" calcext:value-type="float">
            <text:p>1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8]" office:value-type="string" office:string-value="sayo" calcext:value-type="string">
            <text:p>sayo</text:p>
          </table:table-cell>
          <table:table-cell table:content-validation-name="val1" office:value-type="string" calcext:value-type="string">
            <text:p>Sayo</text:p>
          </table:table-cell>
          <table:table-cell office:value-type="string" calcext:value-type="string">
            <text:p>Vengeance in humanoid form.</text:p>
          </table:table-cell>
          <table:table-cell table:number-columns-repeated="3"/>
          <table:table-cell office:value-type="string" calcext:value-type="string">
            <text:p>Nogitsune</text:p>
          </table:table-cell>
          <table:table-cell office:value-type="float" office:value="24" calcext:value-type="float">
            <text:p>24</text:p>
          </table:table-cell>
          <table:table-cell office:value-type="float" office:value="3352" calcext:value-type="float">
            <text:p>335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9]" office:value-type="string" office:string-value="cazalea" calcext:value-type="string">
            <text:p>cazalea</text:p>
          </table:table-cell>
          <table:table-cell table:content-validation-name="val1" office:value-type="string" calcext:value-type="string">
            <text:p>C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10]" office:value-type="string" office:string-value="azalea" calcext:value-type="string">
            <text:p>azalea</text:p>
          </table:table-cell>
          <table:table-cell table:content-validation-name="val1" office:value-type="string" calcext:value-type="string">
            <text:p>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11]" office:value-type="string" office:string-value="eazalea" calcext:value-type="string">
            <text:p>eazalea</text:p>
          </table:table-cell>
          <table:table-cell table:content-validation-name="val1" office:value-type="string" calcext:value-type="string">
            <text:p>EAzale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715" calcext:value-type="float">
            <text:p>7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12]" office:value-type="string" office:string-value="czephyra" calcext:value-type="string">
            <text:p>czephyra</text:p>
          </table:table-cell>
          <table:table-cell table:content-validation-name="val1" office:value-type="string" calcext:value-type="string">
            <text:p>C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13]" office:value-type="string" office:string-value="zephyra" calcext:value-type="string">
            <text:p>zephyra</text:p>
          </table:table-cell>
          <table:table-cell table:content-validation-name="val1" office:value-type="string" calcext:value-type="string">
            <text:p>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14]" office:value-type="string" office:string-value="ezephyra" calcext:value-type="string">
            <text:p>ezephyra</text:p>
          </table:table-cell>
          <table:table-cell table:content-validation-name="val1" office:value-type="string" calcext:value-type="string">
            <text:p>EZephyra</text:p>
          </table:table-cell>
          <table:table-cell table:number-columns-repeated="4"/>
          <table:table-cell office:value-type="string" calcext:value-type="string">
            <text:p>Demon-deer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15]" office:value-type="string" office:string-value="celine" calcext:value-type="string">
            <text:p>celine</text:p>
          </table:table-cell>
          <table:table-cell table:content-validation-name="val1" office:value-type="string" calcext:value-type="string">
            <text:p>Celine</text:p>
          </table:table-cell>
          <table:table-cell table:number-columns-repeated="4"/>
          <table:table-cell office:value-type="string" calcext:value-type="string">
            <text:p>Dragon-fox</text:p>
          </table:table-cell>
          <table:table-cell office:value-type="float" office:value="17" calcext:value-type="float">
            <text:p>17</text:p>
          </table:table-cell>
          <table:table-cell office:value-type="float" office:value="615" calcext:value-type="float">
            <text:p>61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content-validation-name="val1" table:formula="of:=[$Stats.A16]" office:value-type="string" office:string-value="ckana" calcext:value-type="string">
            <text:p>ckana</text:p>
          </table:table-cell>
          <table:table-cell table:content-validation-name="val1" office:value-type="string" calcext:value-type="string">
            <text:p>C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17]" office:value-type="string" office:string-value="kana" calcext:value-type="string">
            <text:p>kana</text:p>
          </table:table-cell>
          <table:table-cell table:content-validation-name="val1" office:value-type="string" calcext:value-type="string">
            <text:p>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18]" office:value-type="string" office:string-value="ekana" calcext:value-type="string">
            <text:p>ekana</text:p>
          </table:table-cell>
          <table:table-cell table:content-validation-name="val1" office:value-type="string" calcext:value-type="string">
            <text:p>EKana</text:p>
          </table:table-cell>
          <table:table-cell office:value-type="string" calcext:value-type="string">
            <text:p>Vulnerable to chaos.</text:p>
          </table:table-cell>
          <table:table-cell table:number-columns-repeated="3"/>
          <table:table-cell office:value-type="string" calcext:value-type="string">
            <text:p>Kitsune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19]" office:value-type="string" office:string-value="tohka" calcext:value-type="string">
            <text:p>tohka</text:p>
          </table:table-cell>
          <table:table-cell table:content-validation-name="val1" office:value-type="string" calcext:value-type="string">
            <text:p>Tohka</text:p>
          </table:table-cell>
          <table:table-cell table:number-columns-repeated="4"/>
          <table:table-cell office:value-type="string" calcext:value-type="string">
            <text:p>Kitsune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1">
          <table:table-cell table:content-validation-name="val1" table:formula="of:=[$Stats.A20]" office:value-type="string" office:string-value="cyuria" calcext:value-type="string">
            <text:p>cyuria</text:p>
          </table:table-cell>
          <table:table-cell table:content-validation-name="val1" office:value-type="string" calcext:value-type="string">
            <text:p>C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1]" office:value-type="string" office:string-value="yuria" calcext:value-type="string">
            <text:p>yuria</text:p>
          </table:table-cell>
          <table:table-cell table:content-validation-name="val1" office:value-type="string" calcext:value-type="string">
            <text:p>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410" calcext:value-type="float">
            <text:p>41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2]" office:value-type="string" office:string-value="eyuria" calcext:value-type="string">
            <text:p>eyuria</text:p>
          </table:table-cell>
          <table:table-cell table:content-validation-name="val1" office:value-type="string" calcext:value-type="string">
            <text:p>EYuria</text:p>
          </table:table-cell>
          <table:table-cell office:value-type="string" calcext:value-type="string">
            <text:p>Always looking to score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3]" office:value-type="string" office:string-value="gemma" calcext:value-type="string">
            <text:p>gemma</text:p>
          </table:table-cell>
          <table:table-cell table:content-validation-name="val1" office:value-type="string" calcext:value-type="string">
            <text:p>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content-validation-name="val1" table:formula="of:=[$Stats.A24]" office:value-type="string" office:string-value="egemma" calcext:value-type="string">
            <text:p>egemma</text:p>
          </table:table-cell>
          <table:table-cell table:content-validation-name="val1" office:value-type="string" calcext:value-type="string">
            <text:p>EGemma</text:p>
          </table:table-cell>
          <table:table-cell office:value-type="string" calcext:value-type="string">
            <text:p>Has trouble showing expressions.</text:p>
          </table:table-cell>
          <table:table-cell table:number-columns-repeated="3"/>
          <table:table-cell office:value-type="string" calcext:value-type="string">
            <text:p>Crystal Fox</text:p>
          </table:table-cell>
          <table:table-cell office:value-type="float" office:value="15" calcext:value-type="float">
            <text:p>15</text:p>
          </table:table-cell>
          <table:table-cell office:value-type="float" office:value="800" calcext:value-type="float">
            <text:p>80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content-validation-name="val1" table:formula="of:=[$Stats.A25]" office:value-type="string" office:string-value="ren" calcext:value-type="string">
            <text:p>ren</text:p>
          </table:table-cell>
          <table:table-cell table:content-validation-name="val1" office:value-type="string" calcext:value-type="string">
            <text:p>Ren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float" office:value="14" calcext:value-type="float">
            <text:p>14</text:p>
          </table:table-cell>
          <table:table-cell office:value-type="float" office:value="490" calcext:value-type="float">
            <text:p>4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content-validation-name="val1" table:formula="of:=[$Stats.A26]" office:value-type="string" office:string-value="florence" calcext:value-type="string">
            <text:p>florence</text:p>
          </table:table-cell>
          <table:table-cell table:content-validation-name="val1" office:value-type="string" calcext:value-type="string">
            <text:p>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27]" office:value-type="string" office:string-value="kflorence" calcext:value-type="string">
            <text:p>kflorence</text:p>
          </table:table-cell>
          <table:table-cell table:content-validation-name="val1" office:value-type="string" calcext:value-type="string">
            <text:p>KFlorence</text:p>
          </table:table-cell>
          <table:table-cell table:number-columns-repeated="4"/>
          <table:table-cell office:value-type="string" calcext:value-type="string">
            <text:p>Fox-dryad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28]" office:value-type="string" office:string-value="aliel" calcext:value-type="string">
            <text:p>aliel</text:p>
          </table:table-cell>
          <table:table-cell table:content-validation-name="val1" office:value-type="string" calcext:value-type="string">
            <text:p>Aliel</text:p>
          </table:table-cell>
          <table:table-cell table:number-columns-repeated="4"/>
          <table:table-cell office:value-type="string" calcext:value-type="string">
            <text:p>Edenian Dryad</text:p>
          </table:table-cell>
          <table:table-cell office:value-type="float" office:value="20" calcext:value-type="float">
            <text:p>20</text:p>
          </table:table-cell>
          <table:table-cell office:value-type="float" office:value="1580" calcext:value-type="float">
            <text:p>1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ack</text:p>
          </table:table-cell>
          <table:table-cell/>
        </table:table-row>
        <table:table-row table:style-name="ro1">
          <table:table-cell table:content-validation-name="val1" table:formula="of:=[$Stats.A29]" office:value-type="string" office:string-value="ckarin" calcext:value-type="string">
            <text:p>ckarin</text:p>
          </table:table-cell>
          <table:table-cell table:content-validation-name="val1" office:value-type="string" calcext:value-type="string">
            <text:p>CKarin</text:p>
          </table:table-cell>
          <table:table-cell table:number-columns-repeated="4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0]" office:value-type="string" office:string-value="karin" calcext:value-type="string">
            <text:p>karin</text:p>
          </table:table-cell>
          <table:table-cell table:content-validation-name="val1" office:value-type="string" calcext:value-type="string">
            <text:p>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1]" office:value-type="string" office:string-value="ekarin" calcext:value-type="string">
            <text:p>ekarin</text:p>
          </table:table-cell>
          <table:table-cell table:content-validation-name="val1" office:value-type="string" calcext:value-type="string">
            <text:p>E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2]" office:value-type="string" office:string-value="fkarin" calcext:value-type="string">
            <text:p>fkarin</text:p>
          </table:table-cell>
          <table:table-cell table:content-validation-name="val1" office:value-type="string" calcext:value-type="string">
            <text:p>FKarin</text:p>
          </table:table-cell>
          <table:table-cell office:value-type="string" calcext:value-type="string">
            <text:p>Slowly recovering her self-control.</text:p>
          </table:table-cell>
          <table:table-cell table:number-columns-repeated="3"/>
          <table:table-cell office:value-type="string" calcext:value-type="string">
            <text:p>Fox-deer</text:p>
          </table:table-cell>
          <table:table-cell office:value-type="float" office:value="17" calcext:value-type="float">
            <text:p>17</text:p>
          </table:table-cell>
          <table:table-cell office:value-type="float" office:value="530" calcext:value-type="float">
            <text:p>53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ange</text:p>
          </table:table-cell>
          <table:table-cell/>
        </table:table-row>
        <table:table-row table:style-name="ro1">
          <table:table-cell table:content-validation-name="val1" table:formula="of:=[$Stats.A33]" office:value-type="string" office:string-value="luciller" calcext:value-type="string">
            <text:p>luciller</text:p>
          </table:table-cell>
          <table:table-cell table:content-validation-name="val1" office:value-type="string" calcext:value-type="string">
            <text:p>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34]" office:value-type="string" office:string-value="eluciller" calcext:value-type="string">
            <text:p>eluciller</text:p>
          </table:table-cell>
          <table:table-cell table:content-validation-name="val1" office:value-type="string" calcext:value-type="string">
            <text:p>ELucilleR</text:p>
          </table:table-cell>
          <table:table-cell table:number-columns-repeated="4"/>
          <table:table-cell office:value-type="string" calcext:value-type="string">
            <text:p>Mino-deer</text:p>
          </table:table-cell>
          <table:table-cell office:value-type="float" office:value="17" calcext:value-type="float">
            <text:p>17</text:p>
          </table:table-cell>
          <table:table-cell office:value-type="float" office:value="740" calcext:value-type="float">
            <text:p>74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table:content-validation-name="val1" table:formula="of:=[$Stats.A35]" office:value-type="string" office:string-value="gonya" calcext:value-type="string">
            <text:p>gonya</text:p>
          </table:table-cell>
          <table:table-cell table:content-validation-name="val1" office:value-type="string" calcext:value-type="string">
            <text:p>Gonya</text:p>
          </table:table-cell>
          <table:table-cell table:number-columns-repeated="4"/>
          <table:table-cell office:value-type="string" calcext:value-type="string">
            <text:p>Cat</text:p>
          </table:table-cell>
          <table:table-cell office:value-type="float" office:value="13" calcext:value-type="float">
            <text:p>13</text:p>
          </table:table-cell>
          <table:table-cell office:value-type="float" office:value="465" calcext:value-type="float">
            <text:p>465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36]" office:value-type="string" office:string-value="lea" calcext:value-type="string">
            <text:p>lea</text:p>
          </table:table-cell>
          <table:table-cell table:content-validation-name="val1" office:value-type="string" calcext:value-type="string">
            <text:p>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580" calcext:value-type="float">
            <text:p>58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content-validation-name="val1" table:formula="of:=[$Stats.A37]" office:value-type="string" office:string-value="mlea" calcext:value-type="string">
            <text:p>mlea</text:p>
          </table:table-cell>
          <table:table-cell table:content-validation-name="val1" office:value-type="string" calcext:value-type="string">
            <text:p>MLea</text:p>
          </table:table-cell>
          <table:table-cell office:value-type="string" calcext:value-type="string">
            <text:p>A friendly matriarch.</text:p>
          </table:table-cell>
          <table:table-cell table:number-columns-repeated="3"/>
          <table:table-cell office:value-type="string" calcext:value-type="string">
            <text:p>Deer</text:p>
          </table:table-cell>
          <table:table-cell office:value-type="float" office:value="16" calcext:value-type="float">
            <text:p>16</text:p>
          </table:table-cell>
          <table:table-cell office:value-type="float" office:value="677" calcext:value-type="float">
            <text:p>677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 table:number-rows-repeated="33">
          <table:table-cell table:content-validation-name="val1" table:number-columns-repeated="2"/>
          <table:table-cell table:number-columns-repeated="13"/>
        </table:table-row>
        <table:table-row table:style-name="ro1" table:number-rows-repeated="104850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Images" table:style-name="ta1">
        <office:forms form:automatic-focus="false" form:apply-design-mode="false"/>
        <table:table-column table:style-name="co11" table:default-cell-style-name="ce1"/>
        <table:table-column table:style-name="co14" table:default-cell-style-name="Default"/>
        <table:table-column table:style-name="co11" table:number-columns-repeated="3" table:default-cell-style-name="Default"/>
        <table:table-row table:style-name="ro1">
          <table:table-cell table:style-name="Default"/>
          <table:table-cell office:value-type="string" calcext:value-type="string">
            <text:p>check defaults tab</text:p>
          </table:table-cell>
          <table:table-cell table:style-name="ce6" office:value-type="string" calcext:value-type="string" table:number-columns-spanned="2" table:number-rows-spanned="1">
            <text:p>check defaults tab</text:p>
          </table:table-cell>
          <table:covered-table-cell/>
          <table:table-cell office:value-type="string" calcext:value-type="string">
            <text:p>default 0</text:p>
          </table:table-cell>
        </table:table-row>
        <table:table-row table:style-name="ro1">
          <table:table-cell table:style-name="Default" office:value-type="string" calcext:value-type="string">
            <text:p>species</text:p>
          </table:table-cell>
          <table:table-cell office:value-type="string" calcext:value-type="string">
            <text:p>imageFolder</text:p>
          </table:table-cell>
          <table:table-cell office:value-type="string" calcext:value-type="string">
            <text:p>frontAnim</text:p>
          </table:table-cell>
          <table:table-cell office:value-type="string" calcext:value-type="string">
            <text:p>backAnim</text:p>
          </table:table-cell>
          <table:table-cell office:value-type="string" calcext:value-type="string">
            <text:p>iconPalette</text:p>
          </table:table-cell>
        </table:table-row>
        <table:table-row table:style-name="ro1">
          <table:table-cell table:content-validation-name="val1" table:formula="of:=[$Stats.A3]" office:value-type="string" office:string-value="cmoe" calcext:value-type="string">
            <text:p>cmoe</text:p>
          </table:table-cell>
          <table:table-cell office:value-type="string" calcext:value-type="string">
            <text:p>moe-casual</text:p>
          </table:table-cell>
          <table:table-cell table:number-columns-repeated="3"/>
        </table:table-row>
        <table:table-row table:style-name="ro1">
          <table:table-cell table:content-validation-name="val1" table:formula="of:=[$Stats.A4]" office:value-type="string" office:string-value="wmoe" calcext:value-type="string">
            <text:p>wmoe</text:p>
          </table:table-cell>
          <table:table-cell office:value-type="string" calcext:value-type="string">
            <text:p>moe-waiter</text:p>
          </table:table-cell>
          <table:table-cell table:number-columns-repeated="3"/>
        </table:table-row>
        <table:table-row table:style-name="ro1">
          <table:table-cell table:content-validation-name="val1" table:formula="of:=[$Stats.A5]" office:value-type="string" office:string-value="omoe" calcext:value-type="string">
            <text:p>omoe</text:p>
          </table:table-cell>
          <table:table-cell office:value-type="string" calcext:value-type="string">
            <text:p>moe-office</text:p>
          </table:table-cell>
          <table:table-cell table:number-columns-repeated="3"/>
        </table:table-row>
        <table:table-row table:style-name="ro1">
          <table:table-cell table:content-validation-name="val1" table:formula="of:=[$Stats.A6]" office:value-type="string" office:string-value="gmoe" calcext:value-type="string">
            <text:p>gmoe</text:p>
          </table:table-cell>
          <table:table-cell office:value-type="string" calcext:value-type="string">
            <text:p>moe-gopnik</text:p>
          </table:table-cell>
          <table:table-cell table:number-columns-repeated="3"/>
        </table:table-row>
        <table:table-row table:style-name="ro1">
          <table:table-cell table:content-validation-name="val1" table:formula="of:=[$Stats.A7]" office:value-type="string" office:string-value="multimoe" calcext:value-type="string">
            <text:p>multimoe</text:p>
          </table:table-cell>
          <table:table-cell office:value-type="string" calcext:value-type="string">
            <text:p>moe-casual</text:p>
          </table:table-cell>
          <table:table-cell table:number-columns-repeated="3"/>
        </table:table-row>
        <table:table-row table:style-name="ro1">
          <table:table-cell table:content-validation-name="val1" table:formula="of:=[$Stats.A8]" office:value-type="string" office:string-value="sayo" calcext:value-type="string">
            <text:p>sayo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9]" office:value-type="string" office:string-value="cazalea" calcext:value-type="string">
            <text:p>cazale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0]" office:value-type="string" office:string-value="azalea" calcext:value-type="string">
            <text:p>azale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1]" office:value-type="string" office:string-value="eazalea" calcext:value-type="string">
            <text:p>eazale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2]" office:value-type="string" office:string-value="czephyra" calcext:value-type="string">
            <text:p>czephyr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3]" office:value-type="string" office:string-value="zephyra" calcext:value-type="string">
            <text:p>zephyr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4]" office:value-type="string" office:string-value="ezephyra" calcext:value-type="string">
            <text:p>ezephyr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5]" office:value-type="string" office:string-value="celine" calcext:value-type="string">
            <text:p>celine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16]" office:value-type="string" office:string-value="ckana" calcext:value-type="string">
            <text:p>ckana</text:p>
          </table:table-cell>
          <table:table-cell office:value-type="string" calcext:value-type="string">
            <text:p>kana</text:p>
          </table:table-cell>
          <table:table-cell table:number-columns-repeated="3"/>
        </table:table-row>
        <table:table-row table:style-name="ro1">
          <table:table-cell table:content-validation-name="val1" table:formula="of:=[$Stats.A17]" office:value-type="string" office:string-value="kana" calcext:value-type="string">
            <text:p>kana</text:p>
          </table:table-cell>
          <table:table-cell office:value-type="string" calcext:value-type="string">
            <text:p>kana</text:p>
          </table:table-cell>
          <table:table-cell table:number-columns-repeated="3"/>
        </table:table-row>
        <table:table-row table:style-name="ro1">
          <table:table-cell table:content-validation-name="val1" table:formula="of:=[$Stats.A18]" office:value-type="string" office:string-value="ekana" calcext:value-type="string">
            <text:p>ekana</text:p>
          </table:table-cell>
          <table:table-cell office:value-type="string" calcext:value-type="string">
            <text:p>kana</text:p>
          </table:table-cell>
          <table:table-cell table:number-columns-repeated="3"/>
        </table:table-row>
        <table:table-row table:style-name="ro1">
          <table:table-cell table:content-validation-name="val1" table:formula="of:=[$Stats.A19]" office:value-type="string" office:string-value="tohka" calcext:value-type="string">
            <text:p>tohk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0]" office:value-type="string" office:string-value="cyuria" calcext:value-type="string">
            <text:p>cyuria</text:p>
          </table:table-cell>
          <table:table-cell office:value-type="string" calcext:value-type="string">
            <text:p>yuria</text:p>
          </table:table-cell>
          <table:table-cell table:number-columns-repeated="3"/>
        </table:table-row>
        <table:table-row table:style-name="ro1">
          <table:table-cell table:content-validation-name="val1" table:formula="of:=[$Stats.A21]" office:value-type="string" office:string-value="yuria" calcext:value-type="string">
            <text:p>yuria</text:p>
          </table:table-cell>
          <table:table-cell office:value-type="string" calcext:value-type="string">
            <text:p>yuria</text:p>
          </table:table-cell>
          <table:table-cell table:number-columns-repeated="3"/>
        </table:table-row>
        <table:table-row table:style-name="ro1">
          <table:table-cell table:content-validation-name="val1" table:formula="of:=[$Stats.A22]" office:value-type="string" office:string-value="eyuria" calcext:value-type="string">
            <text:p>eyuria</text:p>
          </table:table-cell>
          <table:table-cell office:value-type="string" calcext:value-type="string">
            <text:p>yuria</text:p>
          </table:table-cell>
          <table:table-cell table:number-columns-repeated="3"/>
        </table:table-row>
        <table:table-row table:style-name="ro1">
          <table:table-cell table:content-validation-name="val1" table:formula="of:=[$Stats.A23]" office:value-type="string" office:string-value="gemma" calcext:value-type="string">
            <text:p>gemma</text:p>
          </table:table-cell>
          <table:table-cell office:value-type="string" calcext:value-type="string">
            <text:p>gemma</text:p>
          </table:table-cell>
          <table:table-cell table:number-columns-repeated="3"/>
        </table:table-row>
        <table:table-row table:style-name="ro1">
          <table:table-cell table:content-validation-name="val1" table:formula="of:=[$Stats.A24]" office:value-type="string" office:string-value="egemma" calcext:value-type="string">
            <text:p>egemma</text:p>
          </table:table-cell>
          <table:table-cell office:value-type="string" calcext:value-type="string">
            <text:p>gemma</text:p>
          </table:table-cell>
          <table:table-cell table:number-columns-repeated="3"/>
        </table:table-row>
        <table:table-row table:style-name="ro1">
          <table:table-cell table:content-validation-name="val1" table:formula="of:=[$Stats.A25]" office:value-type="string" office:string-value="ren" calcext:value-type="string">
            <text:p>ren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6]" office:value-type="string" office:string-value="florence" calcext:value-type="string">
            <text:p>florence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7]" office:value-type="string" office:string-value="kflorence" calcext:value-type="string">
            <text:p>kflorence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8]" office:value-type="string" office:string-value="aliel" calcext:value-type="string">
            <text:p>aliel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29]" office:value-type="string" office:string-value="ckarin" calcext:value-type="string">
            <text:p>c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0]" office:value-type="string" office:string-value="karin" calcext:value-type="string">
            <text:p>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1]" office:value-type="string" office:string-value="ekarin" calcext:value-type="string">
            <text:p>e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2]" office:value-type="string" office:string-value="fkarin" calcext:value-type="string">
            <text:p>fkarin</text:p>
          </table:table-cell>
          <table:table-cell office:value-type="string" calcext:value-type="string">
            <text:p>karin</text:p>
          </table:table-cell>
          <table:table-cell table:number-columns-repeated="3"/>
        </table:table-row>
        <table:table-row table:style-name="ro1">
          <table:table-cell table:content-validation-name="val1" table:formula="of:=[$Stats.A33]" office:value-type="string" office:string-value="luciller" calcext:value-type="string">
            <text:p>luciller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34]" office:value-type="string" office:string-value="eluciller" calcext:value-type="string">
            <text:p>eluciller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35]" office:value-type="string" office:string-value="gonya" calcext:value-type="string">
            <text:p>gonya</text:p>
          </table:table-cell>
          <table:table-cell office:value-type="string" calcext:value-type="string">
            <text:p>sayo</text:p>
          </table:table-cell>
          <table:table-cell table:number-columns-repeated="3"/>
        </table:table-row>
        <table:table-row table:style-name="ro1">
          <table:table-cell table:content-validation-name="val1" table:formula="of:=[$Stats.A36]" office:value-type="string" office:string-value="lea" calcext:value-type="string">
            <text:p>lea</text:p>
          </table:table-cell>
          <table:table-cell office:value-type="string" calcext:value-type="string">
            <text:p>lea</text:p>
          </table:table-cell>
          <table:table-cell table:number-columns-repeated="3"/>
        </table:table-row>
        <table:table-row table:style-name="ro1">
          <table:table-cell table:content-validation-name="val1" table:formula="of:=[$Stats.A37]" office:value-type="string" office:string-value="mlea" calcext:value-type="string">
            <text:p>mlea</text:p>
          </table:table-cell>
          <table:table-cell office:value-type="string" calcext:value-type="string">
            <text:p>lea</text:p>
          </table:table-cell>
          <table:table-cell table:number-columns-repeated="3"/>
        </table:table-row>
        <table:table-row table:style-name="ro1" table:number-rows-repeated="32">
          <table:table-cell table:content-validation-name="val1"/>
          <table:table-cell table:number-columns-repeated="4"/>
        </table:table-row>
        <table:table-row table:style-name="ro1">
          <table:table-cell table:content-validation-name="val1"/>
          <table:table-cell table:number-columns-repeated="4"/>
        </table:table-row>
      </table:table>
      <table:table table:name="Learnset" table:style-name="ta1">
        <office:forms form:automatic-focus="false" form:apply-design-mode="false"/>
        <table:table-column table:style-name="co15" table:default-cell-style-name="ce1"/>
        <table:table-column table:style-name="co3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1" table:number-columns-repeated="811" table:default-cell-style-name="Default"/>
        <table:table-row table:style-name="ro1">
          <table:table-cell table:content-validation-name="val1" office:value-type="string" calcext:value-type="string">
            <text:p>species</text:p>
          </table:table-cell>
          <table:table-cell table:formula="of:=IFERROR(INDIRECT(&quot;$Stats.A&quot;&amp;[.B2]);&quot;L&quot;)" office:value-type="string" office:string-value="L" calcext:value-type="string">
            <text:p>L</text:p>
          </table:table-cell>
          <table:table-cell table:formula="of:=IFERROR(INDIRECT(&quot;$Stats.A&quot;&amp;[.C2]);&quot;L&quot;)" office:value-type="string" office:string-value="cmoe" calcext:value-type="string">
            <text:p>cmoe</text:p>
          </table:table-cell>
          <table:table-cell table:formula="of:=IFERROR(INDIRECT(&quot;$Stats.A&quot;&amp;[.D2]);&quot;L&quot;)" office:value-type="string" office:string-value="L" calcext:value-type="string">
            <text:p>L</text:p>
          </table:table-cell>
          <table:table-cell table:formula="of:=IFERROR(INDIRECT(&quot;$Stats.A&quot;&amp;[.E2]);&quot;L&quot;)" office:value-type="string" office:string-value="wmoe" calcext:value-type="string">
            <text:p>wmoe</text:p>
          </table:table-cell>
          <table:table-cell table:formula="of:=IFERROR(INDIRECT(&quot;$Stats.A&quot;&amp;[.F2]);&quot;L&quot;)" office:value-type="string" office:string-value="L" calcext:value-type="string">
            <text:p>L</text:p>
          </table:table-cell>
          <table:table-cell table:formula="of:=IFERROR(INDIRECT(&quot;$Stats.A&quot;&amp;[.G2]);&quot;L&quot;)" office:value-type="string" office:string-value="omoe" calcext:value-type="string">
            <text:p>omoe</text:p>
          </table:table-cell>
          <table:table-cell table:formula="of:=IFERROR(INDIRECT(&quot;$Stats.A&quot;&amp;[.H2]);&quot;L&quot;)" office:value-type="string" office:string-value="L" calcext:value-type="string">
            <text:p>L</text:p>
          </table:table-cell>
          <table:table-cell table:formula="of:=IFERROR(INDIRECT(&quot;$Stats.A&quot;&amp;[.I2]);&quot;L&quot;)" office:value-type="string" office:string-value="gmoe" calcext:value-type="string">
            <text:p>gmoe</text:p>
          </table:table-cell>
          <table:table-cell table:formula="of:=IFERROR(INDIRECT(&quot;$Stats.A&quot;&amp;[.J2]);&quot;L&quot;)" office:value-type="string" office:string-value="L" calcext:value-type="string">
            <text:p>L</text:p>
          </table:table-cell>
          <table:table-cell table:formula="of:=IFERROR(INDIRECT(&quot;$Stats.A&quot;&amp;[.K2]);&quot;L&quot;)" office:value-type="string" office:string-value="multimoe" calcext:value-type="string">
            <text:p>multimoe</text:p>
          </table:table-cell>
          <table:table-cell table:formula="of:=IFERROR(INDIRECT(&quot;$Stats.A&quot;&amp;[.L2]);&quot;L&quot;)" office:value-type="string" office:string-value="L" calcext:value-type="string">
            <text:p>L</text:p>
          </table:table-cell>
          <table:table-cell table:formula="of:=IFERROR(INDIRECT(&quot;$Stats.A&quot;&amp;[.M2]);&quot;L&quot;)" office:value-type="string" office:string-value="sayo" calcext:value-type="string">
            <text:p>sayo</text:p>
          </table:table-cell>
          <table:table-cell table:formula="of:=IFERROR(INDIRECT(&quot;$Stats.A&quot;&amp;[.N2]);&quot;L&quot;)" office:value-type="string" office:string-value="L" calcext:value-type="string">
            <text:p>L</text:p>
          </table:table-cell>
          <table:table-cell table:formula="of:=IFERROR(INDIRECT(&quot;$Stats.A&quot;&amp;[.O2]);&quot;L&quot;)" office:value-type="string" office:string-value="cazalea" calcext:value-type="string">
            <text:p>cazalea</text:p>
          </table:table-cell>
          <table:table-cell table:formula="of:=IFERROR(INDIRECT(&quot;$Stats.A&quot;&amp;[.P2]);&quot;L&quot;)" office:value-type="string" office:string-value="L" calcext:value-type="string">
            <text:p>L</text:p>
          </table:table-cell>
          <table:table-cell table:formula="of:=IFERROR(INDIRECT(&quot;$Stats.A&quot;&amp;[.Q2]);&quot;L&quot;)" office:value-type="string" office:string-value="azalea" calcext:value-type="string">
            <text:p>azalea</text:p>
          </table:table-cell>
          <table:table-cell table:formula="of:=IFERROR(INDIRECT(&quot;$Stats.A&quot;&amp;[.R2]);&quot;L&quot;)" office:value-type="string" office:string-value="L" calcext:value-type="string">
            <text:p>L</text:p>
          </table:table-cell>
          <table:table-cell table:formula="of:=IFERROR(INDIRECT(&quot;$Stats.A&quot;&amp;[.S2]);&quot;L&quot;)" office:value-type="string" office:string-value="eazalea" calcext:value-type="string">
            <text:p>eazalea</text:p>
          </table:table-cell>
          <table:table-cell table:formula="of:=IFERROR(INDIRECT(&quot;$Stats.A&quot;&amp;[.T2]);&quot;L&quot;)" office:value-type="string" office:string-value="L" calcext:value-type="string">
            <text:p>L</text:p>
          </table:table-cell>
          <table:table-cell table:formula="of:=IFERROR(INDIRECT(&quot;$Stats.A&quot;&amp;[.U2]);&quot;L&quot;)" office:value-type="string" office:string-value="czephyra" calcext:value-type="string">
            <text:p>czephyra</text:p>
          </table:table-cell>
          <table:table-cell table:formula="of:=IFERROR(INDIRECT(&quot;$Stats.A&quot;&amp;[.V2]);&quot;L&quot;)" office:value-type="string" office:string-value="L" calcext:value-type="string">
            <text:p>L</text:p>
          </table:table-cell>
          <table:table-cell table:formula="of:=IFERROR(INDIRECT(&quot;$Stats.A&quot;&amp;[.W2]);&quot;L&quot;)" office:value-type="string" office:string-value="zephyra" calcext:value-type="string">
            <text:p>zephyra</text:p>
          </table:table-cell>
          <table:table-cell table:formula="of:=IFERROR(INDIRECT(&quot;$Stats.A&quot;&amp;[.X2]);&quot;L&quot;)" office:value-type="string" office:string-value="L" calcext:value-type="string">
            <text:p>L</text:p>
          </table:table-cell>
          <table:table-cell table:formula="of:=IFERROR(INDIRECT(&quot;$Stats.A&quot;&amp;[.Y2]);&quot;L&quot;)" office:value-type="string" office:string-value="ezephyra" calcext:value-type="string">
            <text:p>ezephyra</text:p>
          </table:table-cell>
          <table:table-cell table:formula="of:=IFERROR(INDIRECT(&quot;$Stats.A&quot;&amp;[.Z2]);&quot;L&quot;)" office:value-type="string" office:string-value="L" calcext:value-type="string">
            <text:p>L</text:p>
          </table:table-cell>
          <table:table-cell table:formula="of:=IFERROR(INDIRECT(&quot;$Stats.A&quot;&amp;[.AA2]);&quot;L&quot;)" office:value-type="string" office:string-value="celine" calcext:value-type="string">
            <text:p>celine</text:p>
          </table:table-cell>
          <table:table-cell table:formula="of:=IFERROR(INDIRECT(&quot;$Stats.A&quot;&amp;[.AB2]);&quot;L&quot;)" office:value-type="string" office:string-value="L" calcext:value-type="string">
            <text:p>L</text:p>
          </table:table-cell>
          <table:table-cell table:formula="of:=IFERROR(INDIRECT(&quot;$Stats.A&quot;&amp;[.AC2]);&quot;L&quot;)" office:value-type="string" office:string-value="ckana" calcext:value-type="string">
            <text:p>ckana</text:p>
          </table:table-cell>
          <table:table-cell table:formula="of:=IFERROR(INDIRECT(&quot;$Stats.A&quot;&amp;[.AD2]);&quot;L&quot;)" office:value-type="string" office:string-value="L" calcext:value-type="string">
            <text:p>L</text:p>
          </table:table-cell>
          <table:table-cell table:formula="of:=IFERROR(INDIRECT(&quot;$Stats.A&quot;&amp;[.AE2]);&quot;L&quot;)" office:value-type="string" office:string-value="kana" calcext:value-type="string">
            <text:p>kana</text:p>
          </table:table-cell>
          <table:table-cell table:formula="of:=IFERROR(INDIRECT(&quot;$Stats.A&quot;&amp;[.AF2]);&quot;L&quot;)" office:value-type="string" office:string-value="L" calcext:value-type="string">
            <text:p>L</text:p>
          </table:table-cell>
          <table:table-cell table:formula="of:=IFERROR(INDIRECT(&quot;$Stats.A&quot;&amp;[.AG2]);&quot;L&quot;)" office:value-type="string" office:string-value="ekana" calcext:value-type="string">
            <text:p>ekana</text:p>
          </table:table-cell>
          <table:table-cell table:formula="of:=IFERROR(INDIRECT(&quot;$Stats.A&quot;&amp;[.AH2]);&quot;L&quot;)" office:value-type="string" office:string-value="L" calcext:value-type="string">
            <text:p>L</text:p>
          </table:table-cell>
          <table:table-cell table:formula="of:=IFERROR(INDIRECT(&quot;$Stats.A&quot;&amp;[.AI2]);&quot;L&quot;)" office:value-type="string" office:string-value="tohka" calcext:value-type="string">
            <text:p>tohka</text:p>
          </table:table-cell>
          <table:table-cell table:formula="of:=IFERROR(INDIRECT(&quot;$Stats.A&quot;&amp;[.AJ2]);&quot;L&quot;)" office:value-type="string" office:string-value="L" calcext:value-type="string">
            <text:p>L</text:p>
          </table:table-cell>
          <table:table-cell table:formula="of:=IFERROR(INDIRECT(&quot;$Stats.A&quot;&amp;[.AK2]);&quot;L&quot;)" office:value-type="string" office:string-value="cyuria" calcext:value-type="string">
            <text:p>cyuria</text:p>
          </table:table-cell>
          <table:table-cell table:formula="of:=IFERROR(INDIRECT(&quot;$Stats.A&quot;&amp;[.AL2]);&quot;L&quot;)" office:value-type="string" office:string-value="L" calcext:value-type="string">
            <text:p>L</text:p>
          </table:table-cell>
          <table:table-cell table:formula="of:=IFERROR(INDIRECT(&quot;$Stats.A&quot;&amp;[.AM2]);&quot;L&quot;)" office:value-type="string" office:string-value="yuria" calcext:value-type="string">
            <text:p>yuria</text:p>
          </table:table-cell>
          <table:table-cell table:formula="of:=IFERROR(INDIRECT(&quot;$Stats.A&quot;&amp;[.AN2]);&quot;L&quot;)" office:value-type="string" office:string-value="L" calcext:value-type="string">
            <text:p>L</text:p>
          </table:table-cell>
          <table:table-cell table:formula="of:=IFERROR(INDIRECT(&quot;$Stats.A&quot;&amp;[.AO2]);&quot;L&quot;)" office:value-type="string" office:string-value="eyuria" calcext:value-type="string">
            <text:p>eyuria</text:p>
          </table:table-cell>
          <table:table-cell table:formula="of:=IFERROR(INDIRECT(&quot;$Stats.A&quot;&amp;[.AP2]);&quot;L&quot;)" office:value-type="string" office:string-value="L" calcext:value-type="string">
            <text:p>L</text:p>
          </table:table-cell>
          <table:table-cell table:formula="of:=IFERROR(INDIRECT(&quot;$Stats.A&quot;&amp;[.AQ2]);&quot;L&quot;)" office:value-type="string" office:string-value="gemma" calcext:value-type="string">
            <text:p>gemma</text:p>
          </table:table-cell>
          <table:table-cell table:formula="of:=IFERROR(INDIRECT(&quot;$Stats.A&quot;&amp;[.AR2]);&quot;L&quot;)" office:value-type="string" office:string-value="L" calcext:value-type="string">
            <text:p>L</text:p>
          </table:table-cell>
          <table:table-cell table:formula="of:=IFERROR(INDIRECT(&quot;$Stats.A&quot;&amp;[.AS2]);&quot;L&quot;)" office:value-type="string" office:string-value="egemma" calcext:value-type="string">
            <text:p>egemma</text:p>
          </table:table-cell>
          <table:table-cell table:formula="of:=IFERROR(INDIRECT(&quot;$Stats.A&quot;&amp;[.AT2]);&quot;L&quot;)" office:value-type="string" office:string-value="L" calcext:value-type="string">
            <text:p>L</text:p>
          </table:table-cell>
          <table:table-cell table:formula="of:=IFERROR(INDIRECT(&quot;$Stats.A&quot;&amp;[.AU2]);&quot;L&quot;)" office:value-type="string" office:string-value="ren" calcext:value-type="string">
            <text:p>ren</text:p>
          </table:table-cell>
          <table:table-cell table:formula="of:=IFERROR(INDIRECT(&quot;$Stats.A&quot;&amp;[.AV2]);&quot;L&quot;)" office:value-type="string" office:string-value="L" calcext:value-type="string">
            <text:p>L</text:p>
          </table:table-cell>
          <table:table-cell table:formula="of:=IFERROR(INDIRECT(&quot;$Stats.A&quot;&amp;[.AW2]);&quot;L&quot;)" office:value-type="string" office:string-value="florence" calcext:value-type="string">
            <text:p>florence</text:p>
          </table:table-cell>
          <table:table-cell table:formula="of:=IFERROR(INDIRECT(&quot;$Stats.A&quot;&amp;[.AX2]);&quot;L&quot;)" office:value-type="string" office:string-value="L" calcext:value-type="string">
            <text:p>L</text:p>
          </table:table-cell>
          <table:table-cell table:formula="of:=IFERROR(INDIRECT(&quot;$Stats.A&quot;&amp;[.AY2]);&quot;L&quot;)" office:value-type="string" office:string-value="kflorence" calcext:value-type="string">
            <text:p>kflorence</text:p>
          </table:table-cell>
          <table:table-cell table:formula="of:=IFERROR(INDIRECT(&quot;$Stats.A&quot;&amp;[.AZ2]);&quot;L&quot;)" office:value-type="string" office:string-value="L" calcext:value-type="string">
            <text:p>L</text:p>
          </table:table-cell>
          <table:table-cell table:formula="of:=IFERROR(INDIRECT(&quot;$Stats.A&quot;&amp;[.BA2]);&quot;L&quot;)" office:value-type="string" office:string-value="aliel" calcext:value-type="string">
            <text:p>aliel</text:p>
          </table:table-cell>
          <table:table-cell table:formula="of:=IFERROR(INDIRECT(&quot;$Stats.A&quot;&amp;[.BB2]);&quot;L&quot;)" office:value-type="string" office:string-value="L" calcext:value-type="string">
            <text:p>L</text:p>
          </table:table-cell>
          <table:table-cell table:formula="of:=IFERROR(INDIRECT(&quot;$Stats.A&quot;&amp;[.BC2]);&quot;L&quot;)" office:value-type="string" office:string-value="ckarin" calcext:value-type="string">
            <text:p>ckarin</text:p>
          </table:table-cell>
          <table:table-cell table:formula="of:=IFERROR(INDIRECT(&quot;$Stats.A&quot;&amp;[.BD2]);&quot;L&quot;)" office:value-type="string" office:string-value="L" calcext:value-type="string">
            <text:p>L</text:p>
          </table:table-cell>
          <table:table-cell table:formula="of:=IFERROR(INDIRECT(&quot;$Stats.A&quot;&amp;[.BE2]);&quot;L&quot;)" office:value-type="string" office:string-value="karin" calcext:value-type="string">
            <text:p>karin</text:p>
          </table:table-cell>
          <table:table-cell table:formula="of:=IFERROR(INDIRECT(&quot;$Stats.A&quot;&amp;[.BF2]);&quot;L&quot;)" office:value-type="string" office:string-value="L" calcext:value-type="string">
            <text:p>L</text:p>
          </table:table-cell>
          <table:table-cell table:formula="of:=IFERROR(INDIRECT(&quot;$Stats.A&quot;&amp;[.BG2]);&quot;L&quot;)" office:value-type="string" office:string-value="ekarin" calcext:value-type="string">
            <text:p>ekarin</text:p>
          </table:table-cell>
          <table:table-cell table:formula="of:=IFERROR(INDIRECT(&quot;$Stats.A&quot;&amp;[.BH2]);&quot;L&quot;)" office:value-type="string" office:string-value="L" calcext:value-type="string">
            <text:p>L</text:p>
          </table:table-cell>
          <table:table-cell table:formula="of:=IFERROR(INDIRECT(&quot;$Stats.A&quot;&amp;[.BI2]);&quot;L&quot;)" office:value-type="string" office:string-value="fkarin" calcext:value-type="string">
            <text:p>fkarin</text:p>
          </table:table-cell>
          <table:table-cell table:formula="of:=IFERROR(INDIRECT(&quot;$Stats.A&quot;&amp;[.BJ2]);&quot;L&quot;)" office:value-type="string" office:string-value="L" calcext:value-type="string">
            <text:p>L</text:p>
          </table:table-cell>
          <table:table-cell table:formula="of:=IFERROR(INDIRECT(&quot;$Stats.A&quot;&amp;[.BK2]);&quot;L&quot;)" office:value-type="string" office:string-value="luciller" calcext:value-type="string">
            <text:p>luciller</text:p>
          </table:table-cell>
          <table:table-cell table:formula="of:=IFERROR(INDIRECT(&quot;$Stats.A&quot;&amp;[.BL2]);&quot;L&quot;)" office:value-type="string" office:string-value="L" calcext:value-type="string">
            <text:p>L</text:p>
          </table:table-cell>
          <table:table-cell table:formula="of:=IFERROR(INDIRECT(&quot;$Stats.A&quot;&amp;[.BM2]);&quot;L&quot;)" office:value-type="string" office:string-value="eluciller" calcext:value-type="string">
            <text:p>eluciller</text:p>
          </table:table-cell>
          <table:table-cell table:formula="of:=IFERROR(INDIRECT(&quot;$Stats.A&quot;&amp;[.BN2]);&quot;L&quot;)" office:value-type="string" office:string-value="L" calcext:value-type="string">
            <text:p>L</text:p>
          </table:table-cell>
          <table:table-cell table:formula="of:=IFERROR(INDIRECT(&quot;$Stats.A&quot;&amp;[.BO2]);&quot;L&quot;)" office:value-type="string" office:string-value="gonya" calcext:value-type="string">
            <text:p>gonya</text:p>
          </table:table-cell>
          <table:table-cell table:formula="of:=IFERROR(INDIRECT(&quot;$Stats.A&quot;&amp;[.BP2]);&quot;L&quot;)" office:value-type="string" office:string-value="L" calcext:value-type="string">
            <text:p>L</text:p>
          </table:table-cell>
          <table:table-cell table:formula="of:=IFERROR(INDIRECT(&quot;$Stats.A&quot;&amp;[.BQ2]);&quot;L&quot;)" office:value-type="string" office:string-value="lea" calcext:value-type="string">
            <text:p>lea</text:p>
          </table:table-cell>
          <table:table-cell table:formula="of:=IFERROR(INDIRECT(&quot;$Stats.A&quot;&amp;[.BR2]);&quot;L&quot;)" office:value-type="string" office:string-value="L" calcext:value-type="string">
            <text:p>L</text:p>
          </table:table-cell>
          <table:table-cell table:formula="of:=IFERROR(INDIRECT(&quot;$Stats.A&quot;&amp;[.BS2]);&quot;L&quot;)" office:value-type="string" office:string-value="mlea" calcext:value-type="string">
            <text:p>mlea</text:p>
          </table:table-cell>
          <table:table-cell table:formula="of:=IFERROR(INDIRECT(&quot;$Stats.A&quot;&amp;[.BT2]);&quot;L&quot;)" office:value-type="string" office:string-value="L" calcext:value-type="string">
            <text:p>L</text:p>
          </table:table-cell>
          <table:table-cell table:formula="of:=IFERROR(INDIRECT(&quot;$Stats.A&quot;&amp;[.BU2]);&quot;L&quot;)" office:value-type="float" office:value="0" calcext:value-type="float">
            <text:p>0</text:p>
          </table:table-cell>
          <table:table-cell table:formula="of:=IFERROR(INDIRECT(&quot;$Stats.A&quot;&amp;[.BV2]);&quot;L&quot;)" office:value-type="string" office:string-value="L" calcext:value-type="string">
            <text:p>L</text:p>
          </table:table-cell>
          <table:table-cell table:formula="of:=IFERROR(INDIRECT(&quot;$Stats.A&quot;&amp;[.BW2]);&quot;L&quot;)" office:value-type="float" office:value="0" calcext:value-type="float">
            <text:p>0</text:p>
          </table:table-cell>
          <table:table-cell table:formula="of:=IFERROR(INDIRECT(&quot;$Stats.A&quot;&amp;[.BX2]);&quot;L&quot;)" office:value-type="string" office:string-value="L" calcext:value-type="string">
            <text:p>L</text:p>
          </table:table-cell>
          <table:table-cell table:formula="of:=IFERROR(INDIRECT(&quot;$Stats.A&quot;&amp;[.BY2]);&quot;L&quot;)" office:value-type="float" office:value="0" calcext:value-type="float">
            <text:p>0</text:p>
          </table:table-cell>
          <table:table-cell table:formula="of:=IFERROR(INDIRECT(&quot;$Stats.A&quot;&amp;[.BZ2]);&quot;L&quot;)" office:value-type="string" office:string-value="L" calcext:value-type="string">
            <text:p>L</text:p>
          </table:table-cell>
          <table:table-cell table:formula="of:=IFERROR(INDIRECT(&quot;$Stats.A&quot;&amp;[.CA2]);&quot;L&quot;)" office:value-type="float" office:value="0" calcext:value-type="float">
            <text:p>0</text:p>
          </table:table-cell>
          <table:table-cell table:formula="of:=IFERROR(INDIRECT(&quot;$Stats.A&quot;&amp;[.CB2]);&quot;L&quot;)" office:value-type="string" office:string-value="L" calcext:value-type="string">
            <text:p>L</text:p>
          </table:table-cell>
          <table:table-cell table:formula="of:=IFERROR(INDIRECT(&quot;$Stats.A&quot;&amp;[.CC2]);&quot;L&quot;)" office:value-type="float" office:value="0" calcext:value-type="float">
            <text:p>0</text:p>
          </table:table-cell>
          <table:table-cell table:formula="of:=IFERROR(INDIRECT(&quot;$Stats.A&quot;&amp;[.CD2]);&quot;L&quot;)" office:value-type="string" office:string-value="L" calcext:value-type="string">
            <text:p>L</text:p>
          </table:table-cell>
          <table:table-cell table:formula="of:=IFERROR(INDIRECT(&quot;$Stats.A&quot;&amp;[.CE2]);&quot;L&quot;)" office:value-type="float" office:value="0" calcext:value-type="float">
            <text:p>0</text:p>
          </table:table-cell>
          <table:table-cell table:formula="of:=IFERROR(INDIRECT(&quot;$Stats.A&quot;&amp;[.CF2]);&quot;L&quot;)" office:value-type="string" office:string-value="L" calcext:value-type="string">
            <text:p>L</text:p>
          </table:table-cell>
          <table:table-cell table:formula="of:=IFERROR(INDIRECT(&quot;$Stats.A&quot;&amp;[.CG2]);&quot;L&quot;)" office:value-type="float" office:value="0" calcext:value-type="float">
            <text:p>0</text:p>
          </table:table-cell>
          <table:table-cell table:formula="of:=IFERROR(INDIRECT(&quot;$Stats.A&quot;&amp;[.CH2]);&quot;L&quot;)" office:value-type="string" office:string-value="L" calcext:value-type="string">
            <text:p>L</text:p>
          </table:table-cell>
          <table:table-cell table:formula="of:=IFERROR(INDIRECT(&quot;$Stats.A&quot;&amp;[.CI2]);&quot;L&quot;)" office:value-type="float" office:value="0" calcext:value-type="float">
            <text:p>0</text:p>
          </table:table-cell>
          <table:table-cell table:formula="of:=IFERROR(INDIRECT(&quot;$Stats.A&quot;&amp;[.CJ2]);&quot;L&quot;)" office:value-type="string" office:string-value="L" calcext:value-type="string">
            <text:p>L</text:p>
          </table:table-cell>
          <table:table-cell table:formula="of:=IFERROR(INDIRECT(&quot;$Stats.A&quot;&amp;[.CK2]);&quot;L&quot;)" office:value-type="float" office:value="0" calcext:value-type="float">
            <text:p>0</text:p>
          </table:table-cell>
          <table:table-cell table:formula="of:=IFERROR(INDIRECT(&quot;$Stats.A&quot;&amp;[.CL2]);&quot;L&quot;)" office:value-type="string" office:string-value="L" calcext:value-type="string">
            <text:p>L</text:p>
          </table:table-cell>
          <table:table-cell table:formula="of:=IFERROR(INDIRECT(&quot;$Stats.A&quot;&amp;[.CM2]);&quot;L&quot;)" office:value-type="float" office:value="0" calcext:value-type="float">
            <text:p>0</text:p>
          </table:table-cell>
          <table:table-cell table:formula="of:=IFERROR(INDIRECT(&quot;$Stats.A&quot;&amp;[.CN2]);&quot;L&quot;)" office:value-type="string" office:string-value="L" calcext:value-type="string">
            <text:p>L</text:p>
          </table:table-cell>
          <table:table-cell table:formula="of:=IFERROR(INDIRECT(&quot;$Stats.A&quot;&amp;[.CO2]);&quot;L&quot;)" office:value-type="float" office:value="0" calcext:value-type="float">
            <text:p>0</text:p>
          </table:table-cell>
          <table:table-cell table:formula="of:=IFERROR(INDIRECT(&quot;$Stats.A&quot;&amp;[.CP2]);&quot;L&quot;)" office:value-type="string" office:string-value="L" calcext:value-type="string">
            <text:p>L</text:p>
          </table:table-cell>
          <table:table-cell table:formula="of:=IFERROR(INDIRECT(&quot;$Stats.A&quot;&amp;[.CQ2]);&quot;L&quot;)" office:value-type="float" office:value="0" calcext:value-type="float">
            <text:p>0</text:p>
          </table:table-cell>
          <table:table-cell table:formula="of:=IFERROR(INDIRECT(&quot;$Stats.A&quot;&amp;[.CR2]);&quot;L&quot;)" office:value-type="string" office:string-value="L" calcext:value-type="string">
            <text:p>L</text:p>
          </table:table-cell>
          <table:table-cell table:formula="of:=IFERROR(INDIRECT(&quot;$Stats.A&quot;&amp;[.CS2]);&quot;L&quot;)" office:value-type="float" office:value="0" calcext:value-type="float">
            <text:p>0</text:p>
          </table:table-cell>
          <table:table-cell table:formula="of:=IFERROR(INDIRECT(&quot;$Stats.A&quot;&amp;[.CT2]);&quot;L&quot;)" office:value-type="string" office:string-value="L" calcext:value-type="string">
            <text:p>L</text:p>
          </table:table-cell>
          <table:table-cell table:formula="of:=IFERROR(INDIRECT(&quot;$Stats.A&quot;&amp;[.CU2]);&quot;L&quot;)" office:value-type="float" office:value="0" calcext:value-type="float">
            <text:p>0</text:p>
          </table:table-cell>
          <table:table-cell table:formula="of:=IFERROR(INDIRECT(&quot;$Stats.A&quot;&amp;[.CV2]);&quot;L&quot;)" office:value-type="string" office:string-value="L" calcext:value-type="string">
            <text:p>L</text:p>
          </table:table-cell>
          <table:table-cell table:formula="of:=IFERROR(INDIRECT(&quot;$Stats.A&quot;&amp;[.CW2]);&quot;L&quot;)" office:value-type="float" office:value="0" calcext:value-type="float">
            <text:p>0</text:p>
          </table:table-cell>
          <table:table-cell table:formula="of:=IFERROR(INDIRECT(&quot;$Stats.A&quot;&amp;[.CX2]);&quot;L&quot;)" office:value-type="string" office:string-value="L" calcext:value-type="string">
            <text:p>L</text:p>
          </table:table-cell>
          <table:table-cell table:formula="of:=IFERROR(INDIRECT(&quot;$Stats.A&quot;&amp;[.CY2]);&quot;L&quot;)" office:value-type="float" office:value="0" calcext:value-type="float">
            <text:p>0</text:p>
          </table:table-cell>
          <table:table-cell table:formula="of:=IFERROR(INDIRECT(&quot;$Stats.A&quot;&amp;[.CZ2]);&quot;L&quot;)" office:value-type="string" office:string-value="L" calcext:value-type="string">
            <text:p>L</text:p>
          </table:table-cell>
          <table:table-cell table:formula="of:=IFERROR(INDIRECT(&quot;$Stats.A&quot;&amp;[.DA2]);&quot;L&quot;)" office:value-type="float" office:value="0" calcext:value-type="float">
            <text:p>0</text:p>
          </table:table-cell>
          <table:table-cell table:formula="of:=IFERROR(INDIRECT(&quot;$Stats.A&quot;&amp;[.DB2]);&quot;L&quot;)" office:value-type="string" office:string-value="L" calcext:value-type="string">
            <text:p>L</text:p>
          </table:table-cell>
          <table:table-cell table:formula="of:=IFERROR(INDIRECT(&quot;$Stats.A&quot;&amp;[.DC2]);&quot;L&quot;)" office:value-type="float" office:value="0" calcext:value-type="float">
            <text:p>0</text:p>
          </table:table-cell>
          <table:table-cell table:formula="of:=IFERROR(INDIRECT(&quot;$Stats.A&quot;&amp;[.DD2]);&quot;L&quot;)" office:value-type="string" office:string-value="L" calcext:value-type="string">
            <text:p>L</text:p>
          </table:table-cell>
          <table:table-cell table:formula="of:=IFERROR(INDIRECT(&quot;$Stats.A&quot;&amp;[.DE2]);&quot;L&quot;)" office:value-type="float" office:value="0" calcext:value-type="float">
            <text:p>0</text:p>
          </table:table-cell>
          <table:table-cell table:formula="of:=IFERROR(INDIRECT(&quot;$Stats.A&quot;&amp;[.DF2]);&quot;L&quot;)" office:value-type="string" office:string-value="L" calcext:value-type="string">
            <text:p>L</text:p>
          </table:table-cell>
          <table:table-cell table:formula="of:=IFERROR(INDIRECT(&quot;$Stats.A&quot;&amp;[.DG2]);&quot;L&quot;)" office:value-type="float" office:value="0" calcext:value-type="float">
            <text:p>0</text:p>
          </table:table-cell>
          <table:table-cell table:formula="of:=IFERROR(INDIRECT(&quot;$Stats.A&quot;&amp;[.DH2]);&quot;L&quot;)" office:value-type="string" office:string-value="L" calcext:value-type="string">
            <text:p>L</text:p>
          </table:table-cell>
          <table:table-cell table:formula="of:=IFERROR(INDIRECT(&quot;$Stats.A&quot;&amp;[.DI2]);&quot;L&quot;)" office:value-type="float" office:value="0" calcext:value-type="float">
            <text:p>0</text:p>
          </table:table-cell>
          <table:table-cell table:formula="of:=IFERROR(INDIRECT(&quot;$Stats.A&quot;&amp;[.DJ2]);&quot;L&quot;)" office:value-type="string" office:string-value="L" calcext:value-type="string">
            <text:p>L</text:p>
          </table:table-cell>
          <table:table-cell table:formula="of:=IFERROR(INDIRECT(&quot;$Stats.A&quot;&amp;[.DK2]);&quot;L&quot;)" office:value-type="float" office:value="0" calcext:value-type="float">
            <text:p>0</text:p>
          </table:table-cell>
          <table:table-cell table:formula="of:=IFERROR(INDIRECT(&quot;$Stats.A&quot;&amp;[.DL2]);&quot;L&quot;)" office:value-type="string" office:string-value="L" calcext:value-type="string">
            <text:p>L</text:p>
          </table:table-cell>
          <table:table-cell table:formula="of:=IFERROR(INDIRECT(&quot;$Stats.A&quot;&amp;[.DM2]);&quot;L&quot;)" office:value-type="float" office:value="0" calcext:value-type="float">
            <text:p>0</text:p>
          </table:table-cell>
          <table:table-cell table:formula="of:=IFERROR(INDIRECT(&quot;$Stats.A&quot;&amp;[.DN2]);&quot;L&quot;)" office:value-type="string" office:string-value="L" calcext:value-type="string">
            <text:p>L</text:p>
          </table:table-cell>
          <table:table-cell table:formula="of:=IFERROR(INDIRECT(&quot;$Stats.A&quot;&amp;[.DO2]);&quot;L&quot;)" office:value-type="float" office:value="0" calcext:value-type="float">
            <text:p>0</text:p>
          </table:table-cell>
          <table:table-cell table:formula="of:=IFERROR(INDIRECT(&quot;$Stats.A&quot;&amp;[.DP2]);&quot;L&quot;)" office:value-type="string" office:string-value="L" calcext:value-type="string">
            <text:p>L</text:p>
          </table:table-cell>
          <table:table-cell table:formula="of:=IFERROR(INDIRECT(&quot;$Stats.A&quot;&amp;[.DQ2]);&quot;L&quot;)" office:value-type="float" office:value="0" calcext:value-type="float">
            <text:p>0</text:p>
          </table:table-cell>
          <table:table-cell table:formula="of:=IFERROR(INDIRECT(&quot;$Stats.A&quot;&amp;[.DR2]);&quot;L&quot;)" office:value-type="string" office:string-value="L" calcext:value-type="string">
            <text:p>L</text:p>
          </table:table-cell>
          <table:table-cell table:formula="of:=IFERROR(INDIRECT(&quot;$Stats.A&quot;&amp;[.DS2]);&quot;L&quot;)" office:value-type="float" office:value="0" calcext:value-type="float">
            <text:p>0</text:p>
          </table:table-cell>
          <table:table-cell table:formula="of:=IFERROR(INDIRECT(&quot;$Stats.A&quot;&amp;[.DT2]);&quot;L&quot;)" office:value-type="string" office:string-value="L" calcext:value-type="string">
            <text:p>L</text:p>
          </table:table-cell>
          <table:table-cell table:formula="of:=IFERROR(INDIRECT(&quot;$Stats.A&quot;&amp;[.DU2]);&quot;L&quot;)" office:value-type="float" office:value="0" calcext:value-type="float">
            <text:p>0</text:p>
          </table:table-cell>
          <table:table-cell table:formula="of:=IFERROR(INDIRECT(&quot;$Stats.A&quot;&amp;[.DV2]);&quot;L&quot;)" office:value-type="string" office:string-value="L" calcext:value-type="string">
            <text:p>L</text:p>
          </table:table-cell>
          <table:table-cell table:formula="of:=IFERROR(INDIRECT(&quot;$Stats.A&quot;&amp;[.DW2]);&quot;L&quot;)" office:value-type="float" office:value="0" calcext:value-type="float">
            <text:p>0</text:p>
          </table:table-cell>
          <table:table-cell table:formula="of:=IFERROR(INDIRECT(&quot;$Stats.A&quot;&amp;[.DX2]);&quot;L&quot;)" office:value-type="string" office:string-value="L" calcext:value-type="string">
            <text:p>L</text:p>
          </table:table-cell>
          <table:table-cell table:formula="of:=IFERROR(INDIRECT(&quot;$Stats.A&quot;&amp;[.DY2]);&quot;L&quot;)" office:value-type="float" office:value="0" calcext:value-type="float">
            <text:p>0</text:p>
          </table:table-cell>
          <table:table-cell table:formula="of:=IFERROR(INDIRECT(&quot;$Stats.A&quot;&amp;[.DZ2]);&quot;L&quot;)" office:value-type="string" office:string-value="L" calcext:value-type="string">
            <text:p>L</text:p>
          </table:table-cell>
          <table:table-cell table:formula="of:=IFERROR(INDIRECT(&quot;$Stats.A&quot;&amp;[.EA2]);&quot;L&quot;)" office:value-type="float" office:value="0" calcext:value-type="float">
            <text:p>0</text:p>
          </table:table-cell>
          <table:table-cell table:formula="of:=IFERROR(INDIRECT(&quot;$Stats.A&quot;&amp;[.EB2]);&quot;L&quot;)" office:value-type="string" office:string-value="L" calcext:value-type="string">
            <text:p>L</text:p>
          </table:table-cell>
          <table:table-cell table:formula="of:=IFERROR(INDIRECT(&quot;$Stats.A&quot;&amp;[.EC2]);&quot;L&quot;)" office:value-type="float" office:value="0" calcext:value-type="float">
            <text:p>0</text:p>
          </table:table-cell>
          <table:table-cell table:formula="of:=IFERROR(INDIRECT(&quot;$Stats.A&quot;&amp;[.ED2]);&quot;L&quot;)" office:value-type="string" office:string-value="L" calcext:value-type="string">
            <text:p>L</text:p>
          </table:table-cell>
          <table:table-cell table:formula="of:=IFERROR(INDIRECT(&quot;$Stats.A&quot;&amp;[.EE2]);&quot;L&quot;)" office:value-type="float" office:value="0" calcext:value-type="float">
            <text:p>0</text:p>
          </table:table-cell>
          <table:table-cell table:formula="of:=IFERROR(INDIRECT(&quot;$Stats.A&quot;&amp;[.EF2]);&quot;L&quot;)" office:value-type="string" office:string-value="L" calcext:value-type="string">
            <text:p>L</text:p>
          </table:table-cell>
          <table:table-cell table:formula="of:=IFERROR(INDIRECT(&quot;$Stats.A&quot;&amp;[.EG2]);&quot;L&quot;)" office:value-type="float" office:value="0" calcext:value-type="float">
            <text:p>0</text:p>
          </table:table-cell>
          <table:table-cell table:formula="of:=IFERROR(INDIRECT(&quot;$Stats.A&quot;&amp;[.EH2]);&quot;L&quot;)" office:value-type="string" office:string-value="L" calcext:value-type="string">
            <text:p>L</text:p>
          </table:table-cell>
          <table:table-cell table:formula="of:=IFERROR(INDIRECT(&quot;$Stats.A&quot;&amp;[.EI2]);&quot;L&quot;)" office:value-type="float" office:value="0" calcext:value-type="float">
            <text:p>0</text:p>
          </table:table-cell>
          <table:table-cell table:formula="of:=IFERROR(INDIRECT(&quot;$Stats.A&quot;&amp;[.EJ2]);&quot;L&quot;)" office:value-type="string" office:string-value="L" calcext:value-type="string">
            <text:p>L</text:p>
          </table:table-cell>
          <table:table-cell table:formula="of:=IFERROR(INDIRECT(&quot;$Stats.A&quot;&amp;[.EK2]);&quot;L&quot;)" office:value-type="float" office:value="0" calcext:value-type="float">
            <text:p>0</text:p>
          </table:table-cell>
          <table:table-cell table:formula="of:=IFERROR(INDIRECT(&quot;$Stats.A&quot;&amp;[.EL2]);&quot;L&quot;)" office:value-type="string" office:string-value="L" calcext:value-type="string">
            <text:p>L</text:p>
          </table:table-cell>
          <table:table-cell table:formula="of:=IFERROR(INDIRECT(&quot;$Stats.A&quot;&amp;[.EM2]);&quot;L&quot;)" office:value-type="float" office:value="0" calcext:value-type="float">
            <text:p>0</text:p>
          </table:table-cell>
          <table:table-cell table:formula="of:=IFERROR(INDIRECT(&quot;$Stats.A&quot;&amp;[.EN2]);&quot;L&quot;)" office:value-type="string" office:string-value="L" calcext:value-type="string">
            <text:p>L</text:p>
          </table:table-cell>
          <table:table-cell table:formula="of:=IFERROR(INDIRECT(&quot;$Stats.A&quot;&amp;[.EO2]);&quot;L&quot;)" office:value-type="float" office:value="0" calcext:value-type="float">
            <text:p>0</text:p>
          </table:table-cell>
          <table:table-cell table:formula="of:=IFERROR(INDIRECT(&quot;$Stats.A&quot;&amp;[.EP2]);&quot;L&quot;)" office:value-type="string" office:string-value="L" calcext:value-type="string">
            <text:p>L</text:p>
          </table:table-cell>
          <table:table-cell table:formula="of:=IFERROR(INDIRECT(&quot;$Stats.A&quot;&amp;[.EQ2]);&quot;L&quot;)" office:value-type="float" office:value="0" calcext:value-type="float">
            <text:p>0</text:p>
          </table:table-cell>
          <table:table-cell table:formula="of:=IFERROR(INDIRECT(&quot;$Stats.A&quot;&amp;[.ER2]);&quot;L&quot;)" office:value-type="string" office:string-value="L" calcext:value-type="string">
            <text:p>L</text:p>
          </table:table-cell>
          <table:table-cell table:formula="of:=IFERROR(INDIRECT(&quot;$Stats.A&quot;&amp;[.ES2]);&quot;L&quot;)" office:value-type="float" office:value="0" calcext:value-type="float">
            <text:p>0</text:p>
          </table:table-cell>
          <table:table-cell table:formula="of:=IFERROR(INDIRECT(&quot;$Stats.A&quot;&amp;[.ET2]);&quot;L&quot;)" office:value-type="string" office:string-value="L" calcext:value-type="string">
            <text:p>L</text:p>
          </table:table-cell>
          <table:table-cell table:formula="of:=IFERROR(INDIRECT(&quot;$Stats.A&quot;&amp;[.EU2]);&quot;L&quot;)" office:value-type="float" office:value="0" calcext:value-type="float">
            <text:p>0</text:p>
          </table:table-cell>
          <table:table-cell table:formula="of:=IFERROR(INDIRECT(&quot;$Stats.A&quot;&amp;[.EV2]);&quot;L&quot;)" office:value-type="string" office:string-value="L" calcext:value-type="string">
            <text:p>L</text:p>
          </table:table-cell>
          <table:table-cell table:formula="of:=IFERROR(INDIRECT(&quot;$Stats.A&quot;&amp;[.EW2]);&quot;L&quot;)" office:value-type="float" office:value="0" calcext:value-type="float">
            <text:p>0</text:p>
          </table:table-cell>
          <table:table-cell table:formula="of:=IFERROR(INDIRECT(&quot;$Stats.A&quot;&amp;[.EX2]);&quot;L&quot;)" office:value-type="string" office:string-value="L" calcext:value-type="string">
            <text:p>L</text:p>
          </table:table-cell>
          <table:table-cell table:formula="of:=IFERROR(INDIRECT(&quot;$Stats.A&quot;&amp;[.EY2]);&quot;L&quot;)" office:value-type="float" office:value="0" calcext:value-type="float">
            <text:p>0</text:p>
          </table:table-cell>
          <table:table-cell table:formula="of:=IFERROR(INDIRECT(&quot;$Stats.A&quot;&amp;[.EZ2]);&quot;L&quot;)" office:value-type="string" office:string-value="L" calcext:value-type="string">
            <text:p>L</text:p>
          </table:table-cell>
          <table:table-cell table:formula="of:=IFERROR(INDIRECT(&quot;$Stats.A&quot;&amp;[.FA2]);&quot;L&quot;)" office:value-type="float" office:value="0" calcext:value-type="float">
            <text:p>0</text:p>
          </table:table-cell>
          <table:table-cell table:formula="of:=IFERROR(INDIRECT(&quot;$Stats.A&quot;&amp;[.FB2]);&quot;L&quot;)" office:value-type="string" office:string-value="L" calcext:value-type="string">
            <text:p>L</text:p>
          </table:table-cell>
          <table:table-cell table:formula="of:=IFERROR(INDIRECT(&quot;$Stats.A&quot;&amp;[.FC2]);&quot;L&quot;)" office:value-type="float" office:value="0" calcext:value-type="float">
            <text:p>0</text:p>
          </table:table-cell>
          <table:table-cell table:formula="of:=IFERROR(INDIRECT(&quot;$Stats.A&quot;&amp;[.FD2]);&quot;L&quot;)" office:value-type="string" office:string-value="L" calcext:value-type="string">
            <text:p>L</text:p>
          </table:table-cell>
          <table:table-cell table:formula="of:=IFERROR(INDIRECT(&quot;$Stats.A&quot;&amp;[.FE2]);&quot;L&quot;)" office:value-type="float" office:value="0" calcext:value-type="float">
            <text:p>0</text:p>
          </table:table-cell>
          <table:table-cell table:formula="of:=IFERROR(INDIRECT(&quot;$Stats.A&quot;&amp;[.FF2]);&quot;L&quot;)" office:value-type="string" office:string-value="L" calcext:value-type="string">
            <text:p>L</text:p>
          </table:table-cell>
          <table:table-cell table:formula="of:=IFERROR(INDIRECT(&quot;$Stats.A&quot;&amp;[.FG2]);&quot;L&quot;)" office:value-type="float" office:value="0" calcext:value-type="float">
            <text:p>0</text:p>
          </table:table-cell>
          <table:table-cell table:formula="of:=IFERROR(INDIRECT(&quot;$Stats.A&quot;&amp;[.FH2]);&quot;L&quot;)" office:value-type="string" office:string-value="L" calcext:value-type="string">
            <text:p>L</text:p>
          </table:table-cell>
          <table:table-cell table:formula="of:=IFERROR(INDIRECT(&quot;$Stats.A&quot;&amp;[.FI2]);&quot;L&quot;)" office:value-type="float" office:value="0" calcext:value-type="float">
            <text:p>0</text:p>
          </table:table-cell>
          <table:table-cell table:formula="of:=IFERROR(INDIRECT(&quot;$Stats.A&quot;&amp;[.FJ2]);&quot;L&quot;)" office:value-type="string" office:string-value="L" calcext:value-type="string">
            <text:p>L</text:p>
          </table:table-cell>
          <table:table-cell table:formula="of:=IFERROR(INDIRECT(&quot;$Stats.A&quot;&amp;[.FK2]);&quot;L&quot;)" office:value-type="float" office:value="0" calcext:value-type="float">
            <text:p>0</text:p>
          </table:table-cell>
          <table:table-cell table:formula="of:=IFERROR(INDIRECT(&quot;$Stats.A&quot;&amp;[.FL2]);&quot;L&quot;)" office:value-type="string" office:string-value="L" calcext:value-type="string">
            <text:p>L</text:p>
          </table:table-cell>
          <table:table-cell table:formula="of:=IFERROR(INDIRECT(&quot;$Stats.A&quot;&amp;[.FM2]);&quot;L&quot;)" office:value-type="float" office:value="0" calcext:value-type="float">
            <text:p>0</text:p>
          </table:table-cell>
          <table:table-cell table:formula="of:=IFERROR(INDIRECT(&quot;$Stats.A&quot;&amp;[.FN2]);&quot;L&quot;)" office:value-type="string" office:string-value="L" calcext:value-type="string">
            <text:p>L</text:p>
          </table:table-cell>
          <table:table-cell table:formula="of:=IFERROR(INDIRECT(&quot;$Stats.A&quot;&amp;[.FO2]);&quot;L&quot;)" office:value-type="float" office:value="0" calcext:value-type="float">
            <text:p>0</text:p>
          </table:table-cell>
          <table:table-cell table:formula="of:=IFERROR(INDIRECT(&quot;$Stats.A&quot;&amp;[.FP2]);&quot;L&quot;)" office:value-type="string" office:string-value="L" calcext:value-type="string">
            <text:p>L</text:p>
          </table:table-cell>
          <table:table-cell table:formula="of:=IFERROR(INDIRECT(&quot;$Stats.A&quot;&amp;[.FQ2]);&quot;L&quot;)" office:value-type="float" office:value="0" calcext:value-type="float">
            <text:p>0</text:p>
          </table:table-cell>
          <table:table-cell table:formula="of:=IFERROR(INDIRECT(&quot;$Stats.A&quot;&amp;[.FR2]);&quot;L&quot;)" office:value-type="string" office:string-value="L" calcext:value-type="string">
            <text:p>L</text:p>
          </table:table-cell>
          <table:table-cell table:formula="of:=IFERROR(INDIRECT(&quot;$Stats.A&quot;&amp;[.FS2]);&quot;L&quot;)" office:value-type="float" office:value="0" calcext:value-type="float">
            <text:p>0</text:p>
          </table:table-cell>
          <table:table-cell table:formula="of:=IFERROR(INDIRECT(&quot;$Stats.A&quot;&amp;[.FT2]);&quot;L&quot;)" office:value-type="string" office:string-value="L" calcext:value-type="string">
            <text:p>L</text:p>
          </table:table-cell>
          <table:table-cell table:formula="of:=IFERROR(INDIRECT(&quot;$Stats.A&quot;&amp;[.FU2]);&quot;L&quot;)" office:value-type="float" office:value="0" calcext:value-type="float">
            <text:p>0</text:p>
          </table:table-cell>
          <table:table-cell table:formula="of:=IFERROR(INDIRECT(&quot;$Stats.A&quot;&amp;[.FV2]);&quot;L&quot;)" office:value-type="string" office:string-value="L" calcext:value-type="string">
            <text:p>L</text:p>
          </table:table-cell>
          <table:table-cell table:formula="of:=IFERROR(INDIRECT(&quot;$Stats.A&quot;&amp;[.FW2]);&quot;L&quot;)" office:value-type="float" office:value="0" calcext:value-type="float">
            <text:p>0</text:p>
          </table:table-cell>
          <table:table-cell table:formula="of:=IFERROR(INDIRECT(&quot;$Stats.A&quot;&amp;[.FX2]);&quot;L&quot;)" office:value-type="string" office:string-value="L" calcext:value-type="string">
            <text:p>L</text:p>
          </table:table-cell>
          <table:table-cell table:formula="of:=IFERROR(INDIRECT(&quot;$Stats.A&quot;&amp;[.FY2]);&quot;L&quot;)" office:value-type="float" office:value="0" calcext:value-type="float">
            <text:p>0</text:p>
          </table:table-cell>
          <table:table-cell table:formula="of:=IFERROR(INDIRECT(&quot;$Stats.A&quot;&amp;[.FZ2]);&quot;L&quot;)" office:value-type="string" office:string-value="L" calcext:value-type="string">
            <text:p>L</text:p>
          </table:table-cell>
          <table:table-cell table:formula="of:=IFERROR(INDIRECT(&quot;$Stats.A&quot;&amp;[.GA2]);&quot;L&quot;)" office:value-type="float" office:value="0" calcext:value-type="float">
            <text:p>0</text:p>
          </table:table-cell>
          <table:table-cell table:formula="of:=IFERROR(INDIRECT(&quot;$Stats.A&quot;&amp;[.GB2]);&quot;L&quot;)" office:value-type="string" office:string-value="L" calcext:value-type="string">
            <text:p>L</text:p>
          </table:table-cell>
          <table:table-cell table:formula="of:=IFERROR(INDIRECT(&quot;$Stats.A&quot;&amp;[.GC2]);&quot;L&quot;)" office:value-type="float" office:value="0" calcext:value-type="float">
            <text:p>0</text:p>
          </table:table-cell>
          <table:table-cell table:formula="of:=IFERROR(INDIRECT(&quot;$Stats.A&quot;&amp;[.GD2]);&quot;L&quot;)" office:value-type="string" office:string-value="L" calcext:value-type="string">
            <text:p>L</text:p>
          </table:table-cell>
          <table:table-cell table:formula="of:=IFERROR(INDIRECT(&quot;$Stats.A&quot;&amp;[.GE2]);&quot;L&quot;)" office:value-type="float" office:value="0" calcext:value-type="float">
            <text:p>0</text:p>
          </table:table-cell>
          <table:table-cell table:formula="of:=IFERROR(INDIRECT(&quot;$Stats.A&quot;&amp;[.GF2]);&quot;L&quot;)" office:value-type="string" office:string-value="L" calcext:value-type="string">
            <text:p>L</text:p>
          </table:table-cell>
          <table:table-cell table:formula="of:=IFERROR(INDIRECT(&quot;$Stats.A&quot;&amp;[.GG2]);&quot;L&quot;)" office:value-type="float" office:value="0" calcext:value-type="float">
            <text:p>0</text:p>
          </table:table-cell>
          <table:table-cell table:formula="of:=IFERROR(INDIRECT(&quot;$Stats.A&quot;&amp;[.GH2]);&quot;L&quot;)" office:value-type="string" office:string-value="L" calcext:value-type="string">
            <text:p>L</text:p>
          </table:table-cell>
          <table:table-cell table:formula="of:=IFERROR(INDIRECT(&quot;$Stats.A&quot;&amp;[.GI2]);&quot;L&quot;)" office:value-type="float" office:value="0" calcext:value-type="float">
            <text:p>0</text:p>
          </table:table-cell>
          <table:table-cell table:formula="of:=IFERROR(INDIRECT(&quot;$Stats.A&quot;&amp;[.GJ2]);&quot;L&quot;)" office:value-type="string" office:string-value="L" calcext:value-type="string">
            <text:p>L</text:p>
          </table:table-cell>
          <table:table-cell table:formula="of:=IFERROR(INDIRECT(&quot;$Stats.A&quot;&amp;[.GK2]);&quot;L&quot;)" office:value-type="float" office:value="0" calcext:value-type="float">
            <text:p>0</text:p>
          </table:table-cell>
          <table:table-cell table:formula="of:=IFERROR(INDIRECT(&quot;$Stats.A&quot;&amp;[.GL2]);&quot;L&quot;)" office:value-type="string" office:string-value="L" calcext:value-type="string">
            <text:p>L</text:p>
          </table:table-cell>
          <table:table-cell table:formula="of:=IFERROR(INDIRECT(&quot;$Stats.A&quot;&amp;[.GM2]);&quot;L&quot;)" office:value-type="float" office:value="0" calcext:value-type="float">
            <text:p>0</text:p>
          </table:table-cell>
          <table:table-cell table:formula="of:=IFERROR(INDIRECT(&quot;$Stats.A&quot;&amp;[.GN2]);&quot;L&quot;)" office:value-type="string" office:string-value="L" calcext:value-type="string">
            <text:p>L</text:p>
          </table:table-cell>
          <table:table-cell table:formula="of:=IFERROR(INDIRECT(&quot;$Stats.A&quot;&amp;[.GO2]);&quot;L&quot;)" office:value-type="float" office:value="0" calcext:value-type="float">
            <text:p>0</text:p>
          </table:table-cell>
          <table:table-cell table:formula="of:=IFERROR(INDIRECT(&quot;$Stats.A&quot;&amp;[.GP2]);&quot;L&quot;)" office:value-type="string" office:string-value="L" calcext:value-type="string">
            <text:p>L</text:p>
          </table:table-cell>
          <table:table-cell table:formula="of:=IFERROR(INDIRECT(&quot;$Stats.A&quot;&amp;[.GQ2]);&quot;L&quot;)" office:value-type="float" office:value="0" calcext:value-type="float">
            <text:p>0</text:p>
          </table:table-cell>
          <table:table-cell table:formula="of:=IFERROR(INDIRECT(&quot;$Stats.A&quot;&amp;[.GR2]);&quot;L&quot;)" office:value-type="string" office:string-value="L" calcext:value-type="string">
            <text:p>L</text:p>
          </table:table-cell>
          <table:table-cell table:formula="of:=IFERROR(INDIRECT(&quot;$Stats.A&quot;&amp;[.GS2]);&quot;L&quot;)" office:value-type="float" office:value="0" calcext:value-type="float">
            <text:p>0</text:p>
          </table:table-cell>
          <table:table-cell table:formula="of:=IFERROR(INDIRECT(&quot;$Stats.A&quot;&amp;[.GT2]);&quot;L&quot;)" office:value-type="string" office:string-value="L" calcext:value-type="string">
            <text:p>L</text:p>
          </table:table-cell>
          <table:table-cell table:formula="of:=IFERROR(INDIRECT(&quot;$Stats.A&quot;&amp;[.GU2]);&quot;L&quot;)" office:value-type="float" office:value="0" calcext:value-type="float">
            <text:p>0</text:p>
          </table:table-cell>
          <table:table-cell table:formula="of:=IFERROR(INDIRECT(&quot;$Stats.A&quot;&amp;[.GV2]);&quot;L&quot;)" office:value-type="string" office:string-value="L" calcext:value-type="string">
            <text:p>L</text:p>
          </table:table-cell>
          <table:table-cell table:formula="of:=IFERROR(INDIRECT(&quot;$Stats.A&quot;&amp;[.GW2]);&quot;L&quot;)" office:value-type="float" office:value="0" calcext:value-type="float">
            <text:p>0</text:p>
          </table:table-cell>
          <table:table-cell table:formula="of:=IFERROR(INDIRECT(&quot;$Stats.A&quot;&amp;[.GX2]);&quot;L&quot;)" office:value-type="string" office:string-value="L" calcext:value-type="string">
            <text:p>L</text:p>
          </table:table-cell>
          <table:table-cell table:formula="of:=IFERROR(INDIRECT(&quot;$Stats.A&quot;&amp;[.GY2]);&quot;L&quot;)" office:value-type="float" office:value="0" calcext:value-type="float">
            <text:p>0</text:p>
          </table:table-cell>
          <table:table-cell table:formula="of:=IFERROR(INDIRECT(&quot;$Stats.A&quot;&amp;[.GZ2]);&quot;L&quot;)" office:value-type="string" office:string-value="L" calcext:value-type="string">
            <text:p>L</text:p>
          </table:table-cell>
          <table:table-cell table:formula="of:=IFERROR(INDIRECT(&quot;$Stats.A&quot;&amp;[.HA2]);&quot;L&quot;)" office:value-type="float" office:value="0" calcext:value-type="float">
            <text:p>0</text:p>
          </table:table-cell>
          <table:table-cell table:formula="of:=IFERROR(INDIRECT(&quot;$Stats.A&quot;&amp;[.HB2]);&quot;L&quot;)" office:value-type="string" office:string-value="L" calcext:value-type="string">
            <text:p>L</text:p>
          </table:table-cell>
          <table:table-cell table:formula="of:=IFERROR(INDIRECT(&quot;$Stats.A&quot;&amp;[.HC2]);&quot;L&quot;)" office:value-type="float" office:value="0" calcext:value-type="float">
            <text:p>0</text:p>
          </table:table-cell>
          <table:table-cell table:formula="of:=IFERROR(INDIRECT(&quot;$Stats.A&quot;&amp;[.HD2]);&quot;L&quot;)" office:value-type="string" office:string-value="L" calcext:value-type="string">
            <text:p>L</text:p>
          </table:table-cell>
          <table:table-cell table:formula="of:=IFERROR(INDIRECT(&quot;$Stats.A&quot;&amp;[.HE2]);&quot;L&quot;)" office:value-type="float" office:value="0" calcext:value-type="float">
            <text:p>0</text:p>
          </table:table-cell>
          <table:table-cell table:number-columns-repeated="811"/>
        </table:table-row>
        <table:table-row table:style-name="ro1">
          <table:table-cell table:style-name="ce10" table:content-validation-name="val1"/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4.5" calcext:value-type="float">
            <text:p>4.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.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5" calcext:value-type="float">
            <text:p>6.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7.5" calcext:value-type="float">
            <text:p>7.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8.5" calcext:value-type="float">
            <text:p>8.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.5" calcext:value-type="float">
            <text:p>10.5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2.5" calcext:value-type="float">
            <text:p>12.5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3.5" calcext:value-type="float">
            <text:p>13.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5.5" calcext:value-type="float">
            <text:p>15.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6.5" calcext:value-type="float">
            <text:p>16.5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7.5" calcext:value-type="float">
            <text:p>17.5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8.5" calcext:value-type="float">
            <text:p>18.5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9.5" calcext:value-type="float">
            <text:p>19.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0.5" calcext:value-type="float">
            <text:p>20.5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1.5" calcext:value-type="float">
            <text:p>21.5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2.5" calcext:value-type="float">
            <text:p>22.5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3.5" calcext:value-type="float">
            <text:p>23.5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4.5" calcext:value-type="float">
            <text:p>24.5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5.5" calcext:value-type="float">
            <text:p>25.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6.5" calcext:value-type="float">
            <text:p>26.5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7.5" calcext:value-type="float">
            <text:p>27.5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8.5" calcext:value-type="float">
            <text:p>28.5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9.5" calcext:value-type="float">
            <text:p>29.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0.5" calcext:value-type="float">
            <text:p>30.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1.5" calcext:value-type="float">
            <text:p>31.5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2.5" calcext:value-type="float">
            <text:p>32.5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3.5" calcext:value-type="float">
            <text:p>33.5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4.5" calcext:value-type="float">
            <text:p>34.5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5.5" calcext:value-type="float">
            <text:p>35.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6.5" calcext:value-type="float">
            <text:p>36.5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7.5" calcext:value-type="float">
            <text:p>37.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8.5" calcext:value-type="float">
            <text:p>38.5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9.5" calcext:value-type="float">
            <text:p>39.5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0.5" calcext:value-type="float">
            <text:p>40.5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1.5" calcext:value-type="float">
            <text:p>41.5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2.5" calcext:value-type="float">
            <text:p>42.5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3.5" calcext:value-type="float">
            <text:p>43.5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4.5" calcext:value-type="float">
            <text:p>44.5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5.5" calcext:value-type="float">
            <text:p>45.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6.5" calcext:value-type="float">
            <text:p>46.5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7.5" calcext:value-type="float">
            <text:p>47.5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8.5" calcext:value-type="float">
            <text:p>48.5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9.5" calcext:value-type="float">
            <text:p>49.5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0.5" calcext:value-type="float">
            <text:p>50.5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1.5" calcext:value-type="float">
            <text:p>51.5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2.5" calcext:value-type="float">
            <text:p>52.5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3.5" calcext:value-type="float">
            <text:p>53.5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4.5" calcext:value-type="float">
            <text:p>54.5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5.5" calcext:value-type="float">
            <text:p>55.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6.5" calcext:value-type="float">
            <text:p>56.5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7.5" calcext:value-type="float">
            <text:p>57.5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8.5" calcext:value-type="float">
            <text:p>58.5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9.5" calcext:value-type="float">
            <text:p>59.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0.5" calcext:value-type="float">
            <text:p>60.5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1.5" calcext:value-type="float">
            <text:p>61.5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2.5" calcext:value-type="float">
            <text:p>62.5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3.5" calcext:value-type="float">
            <text:p>63.5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4.5" calcext:value-type="float">
            <text:p>64.5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5.5" calcext:value-type="float">
            <text:p>65.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6.5" calcext:value-type="float">
            <text:p>66.5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7.5" calcext:value-type="float">
            <text:p>67.5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8.5" calcext:value-type="float">
            <text:p>68.5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69.5" calcext:value-type="float">
            <text:p>69.5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70.5" calcext:value-type="float">
            <text:p>70.5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71.5" calcext:value-type="float">
            <text:p>71.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72.5" calcext:value-type="float">
            <text:p>72.5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73.5" calcext:value-type="float">
            <text:p>73.5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4.5" calcext:value-type="float">
            <text:p>74.5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75.5" calcext:value-type="float">
            <text:p>75.5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6.5" calcext:value-type="float">
            <text:p>76.5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77.5" calcext:value-type="float">
            <text:p>77.5</text:p>
          </table:table-cell>
          <table:table-cell table:style-name="ce11" office:value-type="float" office:value="78" calcext:value-type="float">
            <text:p>78</text:p>
          </table:table-cell>
          <table:table-cell table:style-name="ce11" office:value-type="float" office:value="78.5" calcext:value-type="float">
            <text:p>78.5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79.5" calcext:value-type="float">
            <text:p>79.5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0.5" calcext:value-type="float">
            <text:p>80.5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81.5" calcext:value-type="float">
            <text:p>81.5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2.5" calcext:value-type="float">
            <text:p>82.5</text:p>
          </table:table-cell>
          <table:table-cell table:style-name="ce11" office:value-type="float" office:value="83" calcext:value-type="float">
            <text:p>83</text:p>
          </table:table-cell>
          <table:table-cell table:style-name="ce11" office:value-type="float" office:value="83.5" calcext:value-type="float">
            <text:p>83.5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4.5" calcext:value-type="float">
            <text:p>84.5</text:p>
          </table:table-cell>
          <table:table-cell table:style-name="ce11" office:value-type="float" office:value="85" calcext:value-type="float">
            <text:p>85</text:p>
          </table:table-cell>
          <table:table-cell table:style-name="ce11" office:value-type="float" office:value="85.5" calcext:value-type="float">
            <text:p>85.5</text:p>
          </table:table-cell>
          <table:table-cell table:style-name="ce11" office:value-type="float" office:value="86" calcext:value-type="float">
            <text:p>86</text:p>
          </table:table-cell>
          <table:table-cell table:style-name="ce11" office:value-type="float" office:value="86.5" calcext:value-type="float">
            <text:p>86.5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87.5" calcext:value-type="float">
            <text:p>87.5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88.5" calcext:value-type="float">
            <text:p>88.5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89.5" calcext:value-type="float">
            <text:p>89.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0.5" calcext:value-type="float">
            <text:p>90.5</text:p>
          </table:table-cell>
          <table:table-cell table:style-name="ce11" office:value-type="float" office:value="91" calcext:value-type="float">
            <text:p>91</text:p>
          </table:table-cell>
          <table:table-cell table:style-name="ce11" office:value-type="float" office:value="91.5" calcext:value-type="float">
            <text:p>91.5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2.5" calcext:value-type="float">
            <text:p>92.5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93.5" calcext:value-type="float">
            <text:p>93.5</text:p>
          </table:table-cell>
          <table:table-cell table:style-name="ce11" office:value-type="float" office:value="94" calcext:value-type="float">
            <text:p>94</text:p>
          </table:table-cell>
          <table:table-cell table:style-name="ce11" office:value-type="float" office:value="94.5" calcext:value-type="float">
            <text:p>94.5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95.5" calcext:value-type="float">
            <text:p>95.5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96.5" calcext:value-type="float">
            <text:p>96.5</text:p>
          </table:table-cell>
          <table:table-cell table:style-name="ce11" office:value-type="float" office:value="97" calcext:value-type="float">
            <text:p>97</text:p>
          </table:table-cell>
          <table:table-cell table:style-name="ce11" office:value-type="float" office:value="97.5" calcext:value-type="float">
            <text:p>97.5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98.5" calcext:value-type="float">
            <text:p>98.5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99.5" calcext:value-type="float">
            <text:p>99.5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0.5" calcext:value-type="float">
            <text:p>100.5</text:p>
          </table:table-cell>
          <table:table-cell table:style-name="ce11" office:value-type="float" office:value="101" calcext:value-type="float">
            <text:p>101</text:p>
          </table:table-cell>
          <table:table-cell table:style-name="ce11" office:value-type="float" office:value="101.5" calcext:value-type="float">
            <text:p>101.5</text:p>
          </table:table-cell>
          <table:table-cell table:style-name="ce11" office:value-type="float" office:value="102" calcext:value-type="float">
            <text:p>102</text:p>
          </table:table-cell>
          <table:table-cell table:style-name="ce11" office:value-type="float" office:value="102.5" calcext:value-type="float">
            <text:p>102.5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03.5" calcext:value-type="float">
            <text:p>103.5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4.5" calcext:value-type="float">
            <text:p>104.5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5.5" calcext:value-type="float">
            <text:p>105.5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6.5" calcext:value-type="float">
            <text:p>106.5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07.5" calcext:value-type="float">
            <text:p>107.5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table:number-columns-repeated="811"/>
        </table:table-row>
        <table:table-row table:style-name="ro1">
          <table:table-cell table:content-validation-name="val1" office:value-type="string" calcext:value-type="string">
            <text:p>move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 d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ble s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/>
          <table:table-cell office:value-type="string" calcext:value-type="string">
            <text:p>tackle</text:p>
          </table:table-cell>
          <table:table-cell table:number-columns-repeated="811"/>
        </table:table-row>
        <table:table-row table:style-name="ro1">
          <table:table-cell table:content-validation-name="val1" office:value-type="string" calcext:value-type="string">
            <text:p>mov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llet se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w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one edg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tone edg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il whip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m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bb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dita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i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stonish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office:value-type="string" calcext:value-type="string">
            <text:p>quick att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ck att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ick attac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rystal tom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rystal tomb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string" calcext:value-type="string">
            <text:p>b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de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ody sla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st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ve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ing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isable</text:p>
          </table:table-cell>
          <table:table-cell table:number-columns-repeated="22"/>
          <table:table-cell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te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string" calcext:value-type="string">
            <text:p>end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ure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milk drin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aw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adbut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encore</text:p>
          </table:table-cell>
          <table:table-cell table:number-columns-repeated="22"/>
          <table:table-cell office:value-type="float" office:value="15" calcext:value-type="float">
            <text:p>15</text:p>
          </table:table-cell>
          <table:table-cell office:value-type="string" calcext:value-type="string">
            <text:p>char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ar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arm</text:p>
          </table:table-cell>
          <table:table-cell table:number-columns-repeated="26"/>
          <table:table-cell office:value-type="float" office:value="8" calcext:value-type="float">
            <text:p>8</text:p>
          </table:table-cell>
          <table:table-cell office:value-type="string" calcext:value-type="string">
            <text:p>sweet ki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weet kiss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agilit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sybea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lack off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tomp</text:p>
          </table:table-cell>
          <table:table-cell table:number-columns-repeated="22"/>
          <table:table-cell office:value-type="float" office:value="17" calcext:value-type="float">
            <text:p>17</text:p>
          </table:table-cell>
          <table:table-cell office:value-type="string" calcext:value-type="string">
            <text:p>pursui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sui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ursuit</text:p>
          </table:table-cell>
          <table:table-cell table:number-columns-repeated="26"/>
          <table:table-cell office:value-type="float" office:value="12" calcext:value-type="float">
            <text:p>12</text:p>
          </table:table-cell>
          <table:table-cell office:value-type="string" calcext:value-type="string">
            <text:p>stom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omp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fling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orry seed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snarl</text:p>
          </table:table-cell>
          <table:table-cell table:number-columns-repeated="22"/>
          <table:table-cell office:value-type="float" office:value="22" calcext:value-type="float">
            <text:p>22</text:p>
          </table:table-cell>
          <table:table-cell office:value-type="string" calcext:value-type="string">
            <text:p>swagg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wagg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wagger</text:p>
          </table:table-cell>
          <table:table-cell table:number-columns-repeated="26"/>
          <table:table-cell office:value-type="float" office:value="16" calcext:value-type="float">
            <text:p>16</text:p>
          </table:table-cell>
          <table:table-cell office:value-type="string" calcext:value-type="string">
            <text:p>false swip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 swipe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ca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runch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body slam</text:p>
          </table:table-cell>
          <table:table-cell table:number-columns-repeated="22"/>
          <table:table-cell office:value-type="float" office:value="25" calcext:value-type="float">
            <text:p>25</text:p>
          </table:table-cell>
          <table:table-cell office:value-type="string" calcext:value-type="string">
            <text:p>heart stam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eart stamp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art stamp</text:p>
          </table:table-cell>
          <table:table-cell table:number-columns-repeated="26"/>
          <table:table-cell office:value-type="float" office:value="21" calcext:value-type="float">
            <text:p>21</text:p>
          </table:table-cell>
          <table:table-cell office:value-type="string" calcext:value-type="string">
            <text:p>flai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lail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9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grassy gli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zen headbutt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taunt</text:p>
          </table:table-cell>
          <table:table-cell table:number-columns-repeated="22"/>
          <table:table-cell office:value-type="float" office:value="28" calcext:value-type="float">
            <text:p>28</text:p>
          </table:table-cell>
          <table:table-cell office:value-type="string" calcext:value-type="string">
            <text:p>facad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acad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cade</text:p>
          </table:table-cell>
          <table:table-cell table:number-columns-repeated="26"/>
          <table:table-cell office:value-type="float" office:value="24" calcext:value-type="float">
            <text:p>24</text:p>
          </table:table-cell>
          <table:table-cell office:value-type="string" calcext:value-type="string">
            <text:p>work u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ork up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0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payback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hex</text:p>
          </table:table-cell>
          <table:table-cell table:number-columns-repeated="22"/>
          <table:table-cell office:value-type="float" office:value="32" calcext:value-type="float">
            <text:p>32</text:p>
          </table:table-cell>
          <table:table-cell office:value-type="string" calcext:value-type="string">
            <text:p>u turn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u turn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 turn</text:p>
          </table:table-cell>
          <table:table-cell table:number-columns-repeated="26"/>
          <table:table-cell office:value-type="float" office:value="29" calcext:value-type="float">
            <text:p>29</text:p>
          </table:table-cell>
          <table:table-cell office:value-type="string" calcext:value-type="string">
            <text:p>natural gif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tural gift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1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dream eater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outrage</text:p>
          </table:table-cell>
          <table:table-cell table:number-columns-repeated="22"/>
          <table:table-cell office:value-type="float" office:value="35" calcext:value-type="float">
            <text:p>35</text:p>
          </table:table-cell>
          <table:table-cell office:value-type="string" calcext:value-type="string">
            <text:p>confid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nfi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onfide</text:p>
          </table:table-cell>
          <table:table-cell table:number-columns-repeated="26"/>
          <table:table-cell office:value-type="float" office:value="34" calcext:value-type="float">
            <text:p>34</text:p>
          </table:table-cell>
          <table:table-cell office:value-type="string" calcext:value-type="string">
            <text:p>return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turn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2</text:p>
          </table:table-cell>
          <table:table-cell table:number-columns-repeated="10"/>
          <table:table-cell office:value-type="float" office:value="52" calcext:value-type="float">
            <text:p>52</text:p>
          </table:table-cell>
          <table:table-cell office:value-type="string" calcext:value-type="string">
            <text:p>attack order</text:p>
          </table:table-cell>
          <table:table-cell table:number-columns-repeated="22"/>
          <table:table-cell office:value-type="float" office:value="38" calcext:value-type="float">
            <text:p>38</text:p>
          </table:table-cell>
          <table:table-cell office:value-type="string" calcext:value-type="string">
            <text:p>retali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retaliat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taliate</text:p>
          </table:table-cell>
          <table:table-cell table:number-columns-repeated="26"/>
          <table:table-cell office:value-type="float" office:value="37" calcext:value-type="float">
            <text:p>37</text:p>
          </table:table-cell>
          <table:table-cell office:value-type="string" calcext:value-type="string">
            <text:p>entrainmen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ntrainment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3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void flame</text:p>
          </table:table-cell>
          <table:table-cell table:number-columns-repeated="22"/>
          <table:table-cell office:value-type="float" office:value="42" calcext:value-type="float">
            <text:p>42</text:p>
          </table:table-cell>
          <table:table-cell office:value-type="string" calcext:value-type="string">
            <text:p>sucker punc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cker punc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cker punch</text:p>
          </table:table-cell>
          <table:table-cell table:number-columns-repeated="26"/>
          <table:table-cell office:value-type="float" office:value="42" calcext:value-type="float">
            <text:p>42</text:p>
          </table:table-cell>
          <table:table-cell office:value-type="string" calcext:value-type="string">
            <text:p>swif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wift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4</text:p>
          </table:table-cell>
          <table:table-cell table:number-columns-repeated="34"/>
          <table:table-cell office:value-type="float" office:value="46" calcext:value-type="float">
            <text:p>46</text:p>
          </table:table-cell>
          <table:table-cell office:value-type="string" calcext:value-type="string">
            <text:p>night slas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ight slas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ight slash</text:p>
          </table:table-cell>
          <table:table-cell table:number-columns-repeated="26"/>
          <table:table-cell office:value-type="float" office:value="48" calcext:value-type="float">
            <text:p>48</text:p>
          </table:table-cell>
          <table:table-cell office:value-type="string" calcext:value-type="string">
            <text:p>play roug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lay rough</text:p>
          </table:table-cell>
          <table:table-cell table:number-columns-repeated="953"/>
        </table:table-row>
        <table:table-row table:style-name="ro1">
          <table:table-cell table:content-validation-name="val1" office:value-type="string" calcext:value-type="string">
            <text:p>move15</text:p>
          </table:table-cell>
          <table:table-cell table:number-columns-repeated="34"/>
          <table:table-cell office:value-type="float" office:value="53" calcext:value-type="float">
            <text:p>53</text:p>
          </table:table-cell>
          <table:table-cell office:value-type="string" calcext:value-type="string">
            <text:p>fake tear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ake tea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fake tears</text:p>
          </table:table-cell>
          <table:table-cell table:number-columns-repeated="983"/>
        </table:table-row>
        <table:table-row table:style-name="ro1">
          <table:table-cell table:content-validation-name="val1" office:value-type="string" calcext:value-type="string">
            <text:p>move16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17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18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19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0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1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2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3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4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5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6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7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8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29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0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1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2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3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4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5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6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7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8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39</text:p>
          </table:table-cell>
          <table:table-cell table:number-columns-repeated="1023"/>
        </table:table-row>
        <table:table-row table:style-name="ro1">
          <table:table-cell table:content-validation-name="val1" office:value-type="string" calcext:value-type="string">
            <text:p>move40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aults" table:style-name="ta1">
        <office:forms form:automatic-focus="false" form:apply-design-mode="false"/>
        <table:table-column table:style-name="co11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Exp Types</text:p>
          </table:table-cell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animate</text:p>
          </table:table-cell>
          <table:table-cell office:value-type="string" calcext:value-type="string">
            <text:p>[(0,1)]</text:p>
          </table:table-cell>
          <table:table-cell/>
        </table:table-row>
        <table:table-row table:style-name="ro1">
          <table:table-cell office:value-type="string" calcext:value-type="string">
            <text:p>erratic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string" calcext:value-type="string">
            <text:p>front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dium fast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ckSpriteSize</text:p>
          </table:table-cell>
          <table:table-cell office:value-type="string" calcext:value-type="string">
            <text:p>(64,64)</text:p>
          </table:table-cell>
          <table:table-cell/>
        </table:table-row>
        <table:table-row table:style-name="ro1">
          <table:table-cell office:value-type="string" calcext:value-type="string">
            <text:p>medium slow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ackYOffset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frontAnim</text:p>
          </table:table-cell>
          <table:table-cell office:value-type="string" calcext:value-type="string">
            <text:p>ANIM_V_SQUISH_AND_BOUNCE</text:p>
          </table:table-cell>
          <table:table-cell/>
        </table:table-row>
        <table:table-row table:style-name="ro1">
          <table:table-cell office:value-type="string" calcext:value-type="string">
            <text:p>fluctuating</text:p>
          </table:table-cell>
          <table:table-cell/>
          <table:table-cell office:value-type="float" office:value="87.5" calcext:value-type="float">
            <text:p>87.5</text:p>
          </table:table-cell>
          <table:table-cell/>
          <table:table-cell office:value-type="string" calcext:value-type="string">
            <text:p>backAnim</text:p>
          </table:table-cell>
          <table:table-cell office:value-type="string" calcext:value-type="string">
            <text:p>BACK_ANIM_H_VIBRATE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ainImageFolder</text:p>
          </table:table-cell>
          <table:table-cell office:value-type="string" calcext:value-type="string">
            <text:p>leamon</text:p>
          </table:table-cell>
          <table:table-cell table:style-name="ce14" table:formula="of:=CONCATENATE(&quot;e.g.&quot;;[.F8];&quot;/&quot;;[$Images.B3])" office:value-type="string" office:string-value="e.g.leamon/moe-casual" calcext:value-type="string">
            <text:p>e.g.leamon/moe-casu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nderles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1">00/00/0000</text:date>, <text:time style:data-style-name="N2" text:time-value="00:31:59.411059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3:18:21.927628699</meta:creation-date>
    <dc:date>2022-08-21T02:06:43.172225822</dc:date>
    <meta:editing-duration>PT2H59M33S</meta:editing-duration>
    <meta:editing-cycles>25</meta:editing-cycles>
    <meta:generator>LibreOffice/6.4.7.2$Linux_X86_64 LibreOffice_project/40$Build-2</meta:generator>
    <meta:document-statistic meta:table-count="5" meta:cell-count="2045" meta:object-count="0"/>
  </office:meta>
</office:document-meta>
</file>